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Noto Naskh Arabic" svg:font-family="'Noto Naskh Arabic', sans-serif"/>
    <style:font-face style:name="Open Sans" svg:font-family="'Open Sans', sans-serif"/>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top="0in" fo:margin-bottom="0.1965in" loext:contextual-spacing="false" fo:text-align="center" style:justify-single-word="false" fo:orphans="2" fo:widows="2" fo:padding="0in" fo:border="none"/>
      <style:text-properties style:font-name="Calibri1" fo:font-size="18pt" fo:language="en" fo:country="US" style:text-underline-style="solid" style:text-underline-width="auto" style:text-underline-color="font-color" fo:font-weight="bold" officeooo:rsid="0002ab37" officeooo:paragraph-rsid="0002ab37" style:font-size-asian="15.75pt" style:font-weight-asian="bold" style:font-name-complex="Calibri2" style:font-size-complex="18pt" style:font-weight-complex="bold"/>
    </style:style>
    <style:style style:name="P2" style:family="paragraph" style:parent-style-name="Heading_20_3">
      <style:paragraph-properties fo:margin-left="0in" fo:margin-right="0in" fo:margin-top="0.2083in" fo:margin-bottom="0.1043in" loext:contextual-spacing="false" fo:line-height="110%" fo:orphans="2" fo:widows="2" fo:text-indent="0in" style:auto-text-indent="false"/>
    </style:style>
    <style:style style:name="P3" style:family="paragraph" style:parent-style-name="Quotations">
      <style:paragraph-properties fo:margin-left="0in" fo:margin-right="0in" fo:margin-top="0in" fo:margin-bottom="0.2083in" loext:contextual-spacing="false" style:line-height-at-least="0.3472in" fo:text-align="justify" style:justify-single-word="false" fo:orphans="2" fo:widows="2" fo:text-indent="0in" style:auto-text-indent="false" fo:padding="0in" fo:border="none"/>
      <style:text-properties fo:font-variant="normal" fo:text-transform="none" fo:color="#333333" fo:font-size="18pt" fo:letter-spacing="normal" style:font-size-asian="18pt" style:font-name-complex="Noto Naskh Arabic" style:font-size-complex="18pt" style:font-style-complex="normal" style:font-weight-complex="normal"/>
    </style:style>
    <style:style style:name="P4" style:family="paragraph" style:parent-style-name="Quotations">
      <style:paragraph-properties fo:margin-left="0in" fo:margin-right="0in" fo:margin-top="0in" fo:margin-bottom="0.2083in" loext:contextual-spacing="false" style:line-height-at-least="0.3472in" fo:text-align="justify" style:justify-single-word="false" fo:orphans="2" fo:widows="2" fo:text-indent="0in" style:auto-text-indent="false" fo:padding="0in" fo:border="none"/>
      <style:text-properties fo:font-variant="normal" fo:text-transform="none" fo:color="#333333" fo:font-size="18pt" fo:letter-spacing="normal" style:font-size-asian="18pt" style:font-size-complex="18pt"/>
    </style:style>
    <style:style style:name="P5" style:family="paragraph" style:parent-style-name="Quotations">
      <style:paragraph-properties fo:margin-left="0in" fo:margin-right="0in" fo:margin-top="0in" fo:margin-bottom="0.0972in" loext:contextual-spacing="false" fo:text-align="start" style:justify-single-word="false" fo:orphans="2" fo:widows="2" fo:text-indent="0in" style:auto-text-indent="false"/>
      <style:text-properties officeooo:paragraph-rsid="0002ab37"/>
    </style:style>
    <style:style style:name="P6" style:family="paragraph" style:parent-style-name="Quotations">
      <style:paragraph-properties fo:margin-top="0in" fo:margin-bottom="0.1965in" loext:contextual-spacing="false" fo:text-align="start" style:justify-single-word="false" fo:orphans="2" fo:widows="2" fo:padding="0in" fo:border="none"/>
      <style:text-properties style:font-name="Calibri1" fo:font-size="18pt" fo:language="en" fo:country="US" style:text-underline-style="solid" style:text-underline-width="auto" style:text-underline-color="font-color" fo:font-weight="bold" officeooo:rsid="0002ab37" officeooo:paragraph-rsid="0002ab37" style:font-size-asian="15.75pt" style:font-weight-asian="bold" style:font-name-complex="Calibri2" style:font-size-complex="18pt" style:font-weight-complex="bold"/>
    </style:style>
    <style:style style:name="P7" style:family="paragraph" style:parent-style-name="Quotations">
      <style:paragraph-properties fo:margin-top="0in" fo:margin-bottom="0.1965in" loext:contextual-spacing="false" fo:text-align="center" style:justify-single-word="false" fo:orphans="2" fo:widows="2" fo:padding="0in" fo:border="none"/>
      <style:text-properties style:font-name="Calibri1" fo:font-size="18pt" fo:language="en" fo:country="US" style:text-underline-style="solid" style:text-underline-width="auto" style:text-underline-color="font-color" fo:font-weight="bold" officeooo:rsid="0002ab37" officeooo:paragraph-rsid="0002ab37" style:font-size-asian="15.75pt" style:font-weight-asian="bold" style:font-name-complex="Calibri2" style:font-size-complex="18pt" style:font-weight-complex="bold"/>
    </style:style>
    <style:style style:name="P8" style:family="paragraph" style:parent-style-name="Quotations">
      <style:paragraph-properties fo:margin-top="0in" fo:margin-bottom="0.1965in" loext:contextual-spacing="false" fo:text-align="start" style:justify-single-word="false" fo:orphans="2" fo:widows="2" fo:padding="0in" fo:border="none"/>
      <style:text-properties officeooo:paragraph-rsid="0002ab37"/>
    </style:style>
    <style:style style:name="P9" style:family="paragraph" style:parent-style-name="Quotations">
      <style:paragraph-properties fo:margin-left="0in" fo:margin-right="0.3937in" fo:orphans="2" fo:widows="2" fo:text-indent="0in" style:auto-text-indent="false" fo:padding="0in" fo:border="none"/>
      <style:text-properties fo:font-variant="normal" fo:text-transform="none" fo:color="#202122" style:font-name="Calibri" fo:font-size="18pt" fo:letter-spacing="normal" fo:font-style="normal" fo:font-weight="normal" officeooo:paragraph-rsid="0002ab37" style:font-size-asian="18pt" style:font-size-complex="18pt"/>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2024f" officeooo:paragraph-rsid="0002024f" style:font-size-asian="15.75pt" style:font-weight-asian="bold" style:font-size-complex="18pt" style:font-weight-complex="bold"/>
    </style:style>
    <style:style style:name="P1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2024f" officeooo:paragraph-rsid="0002024f"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style:text-underline-style="none" fo:font-weight="bold" officeooo:rsid="0036a85c" officeooo:paragraph-rsid="0002024f" style:font-size-asian="15.75pt" style:font-weight-asian="bold" style:font-size-complex="18pt" style:font-weight-complex="bold"/>
    </style:style>
    <style:style style:name="P13" style:family="paragraph" style:parent-style-name="Standard">
      <style:paragraph-properties fo:text-align="start" style:justify-single-word="false"/>
      <style:text-properties fo:font-size="18pt" style:text-underline-style="none" fo:font-weight="normal" officeooo:rsid="003883e5" officeooo:paragraph-rsid="0002024f"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style:text-underline-style="none" fo:font-weight="normal" officeooo:rsid="0039d953" officeooo:paragraph-rsid="0002024f"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style:text-underline-style="none" fo:font-weight="normal" officeooo:rsid="0002024f" officeooo:paragraph-rsid="0002024f"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style:font-name="Calibri1" fo:font-size="18pt" fo:language="en" fo:country="US" style:text-underline-style="none" fo:font-weight="normal" officeooo:rsid="003466e8" officeooo:paragraph-rsid="0002024f" style:font-size-asian="15.75pt" style:font-weight-asian="normal" style:font-name-complex="Calibri2" style:font-size-complex="18pt" style:font-weight-complex="normal"/>
    </style:style>
    <style:style style:name="P17" style:family="paragraph" style:parent-style-name="Standard">
      <style:paragraph-properties fo:text-align="center" style:justify-single-word="false"/>
      <style:text-properties style:font-name="Calibri1" fo:font-size="18pt" fo:language="en" fo:country="US" style:text-underline-style="none" fo:font-weight="normal" officeooo:rsid="003466e8" officeooo:paragraph-rsid="0002024f" style:font-size-asian="15.75pt" style:font-weight-asian="normal" style:font-name-complex="Calibri2" style:font-size-complex="18pt" style:font-weight-complex="normal"/>
    </style:style>
    <style:style style:name="P18" style:family="paragraph" style:parent-style-name="Standard">
      <style:paragraph-properties fo:text-align="start" style:justify-single-word="false"/>
      <style:text-properties style:font-name="Calibri1" fo:font-size="18pt" fo:language="en" fo:country="US" style:text-underline-style="none" fo:font-weight="normal" officeooo:rsid="003883e5" officeooo:paragraph-rsid="0002024f" style:font-size-asian="15.75pt" style:font-weight-asian="normal" style:font-name-complex="Calibri2" style:font-size-complex="18pt" style:font-weight-complex="normal"/>
    </style:style>
    <style:style style:name="P19" style:family="paragraph" style:parent-style-name="Standard">
      <style:paragraph-properties fo:text-align="start" style:justify-single-word="false"/>
      <style:text-properties style:font-name="Calibri1" fo:font-size="18pt" fo:language="en" fo:country="US" style:text-underline-style="none" fo:font-weight="normal" officeooo:rsid="0036a85c" officeooo:paragraph-rsid="0002024f" style:font-size-asian="15.75pt" style:font-weight-asian="normal" style:font-name-complex="Calibri2" style:font-size-complex="18pt" style:font-weight-complex="normal"/>
    </style:style>
    <style:style style:name="P20" style:family="paragraph" style:parent-style-name="Standard">
      <style:paragraph-properties fo:text-align="start" style:justify-single-word="false"/>
      <style:text-properties style:font-name="Calibri1" fo:font-size="18pt" fo:language="en" fo:country="US" style:text-underline-style="none" fo:font-weight="bold" officeooo:rsid="0036a85c" officeooo:paragraph-rsid="0002024f" style:font-size-asian="15.75pt" style:font-weight-asian="bold" style:font-name-complex="Calibri2" style:font-size-complex="18pt" style:font-weight-complex="bold"/>
    </style:style>
    <style:style style:name="P21" style:family="paragraph" style:parent-style-name="Standard">
      <style:paragraph-properties fo:text-align="center" style:justify-single-word="false"/>
      <style:text-properties style:font-name="Calibri1" fo:font-size="18pt" fo:language="en" fo:country="US" style:text-underline-style="solid" style:text-underline-width="auto" style:text-underline-color="font-color" fo:font-weight="bold" officeooo:rsid="0002ab37" officeooo:paragraph-rsid="0002ab37" style:font-size-asian="15.75pt" style:font-weight-asian="bold" style:font-name-complex="Calibri2" style:font-size-complex="18pt" style:font-weight-complex="bold"/>
    </style:style>
    <style:style style:name="P22" style:family="paragraph" style:parent-style-name="Standard">
      <style:text-properties style:font-name="Calibri1" fo:font-size="22pt" fo:language="en" fo:country="US" style:text-underline-style="none" fo:font-weight="normal" officeooo:rsid="0035a18d" officeooo:paragraph-rsid="0002024f" style:font-size-asian="22pt" style:font-weight-asian="normal" style:font-name-complex="Calibri2" style:font-size-complex="22pt" style:font-weight-complex="normal"/>
    </style:style>
    <style:style style:name="P23" style:family="paragraph" style:parent-style-name="Standard">
      <style:text-properties style:font-name="Calibri1" fo:font-size="22pt" fo:language="en" fo:country="US" style:text-underline-style="solid" style:text-underline-width="auto" style:text-underline-color="font-color" fo:font-weight="bold" officeooo:rsid="002a0458" officeooo:paragraph-rsid="0002ab37" style:font-size-asian="19.25pt" style:font-weight-asian="bold" style:font-name-complex="Calibri2" style:font-size-complex="22pt" style:font-weight-complex="bold"/>
    </style:style>
    <style:style style:name="P24" style:family="paragraph" style:parent-style-name="Standard">
      <style:paragraph-properties fo:text-align="center" style:justify-single-word="false"/>
      <style:text-properties fo:font-size="22pt" style:text-underline-style="none" fo:font-weight="normal" officeooo:rsid="003466e8" officeooo:paragraph-rsid="0002024f" style:font-size-asian="22pt" style:font-weight-asian="normal" style:font-size-complex="22pt" style:font-weight-complex="normal"/>
    </style:style>
    <style:style style:name="P25" style:family="paragraph" style:parent-style-name="Standard">
      <style:text-properties officeooo:rsid="002310dd" officeooo:paragraph-rsid="0002ab37"/>
    </style:style>
    <style:style style:name="P26" style:family="paragraph" style:parent-style-name="Standard">
      <style:text-properties officeooo:rsid="00231bb4" officeooo:paragraph-rsid="0002ab37"/>
    </style:style>
    <style:style style:name="P27" style:family="paragraph" style:parent-style-name="Standard">
      <style:text-properties fo:font-weight="normal" officeooo:rsid="0026208b" officeooo:paragraph-rsid="0002ab37" style:font-weight-asian="normal" style:font-weight-complex="normal"/>
    </style:style>
    <style:style style:name="P28" style:family="paragraph" style:parent-style-name="Standard">
      <style:text-properties officeooo:paragraph-rsid="0002ab37"/>
    </style:style>
    <style:style style:name="P29"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officeooo:rsid="0002024f" officeooo:paragraph-rsid="0002024f" style:font-size-asian="18pt" style:font-weight-asian="bold" style:font-size-complex="18pt" style:font-weight-complex="bold"/>
    </style:style>
    <style:style style:name="P30" style:family="paragraph" style:parent-style-name="Text_20_body">
      <style:paragraph-properties fo:text-align="start" style:justify-single-word="false"/>
      <style:text-properties fo:font-variant="normal" fo:text-transform="none" fo:color="#333333" style:font-name="Open Sans" fo:font-size="18pt" fo:letter-spacing="normal" fo:font-style="normal" style:text-underline-style="none" fo:font-weight="normal" officeooo:rsid="0002024f" officeooo:paragraph-rsid="0002024f" style:font-size-asian="18pt" style:font-weight-asian="normal" style:font-size-complex="18pt" style:font-weight-complex="normal"/>
    </style:style>
    <style:style style:name="P31" style:family="paragraph" style:parent-style-name="Text_20_body">
      <style:text-properties fo:font-variant="normal" fo:text-transform="none" fo:color="#202122" style:font-name="Calibri" fo:font-size="18pt" fo:letter-spacing="normal" fo:font-style="normal" style:text-underline-style="none" fo:font-weight="normal" officeooo:rsid="002a0458" officeooo:paragraph-rsid="0002ab37" style:font-size-asian="18pt" style:font-weight-asian="normal" style:font-size-complex="18pt" style:font-weight-complex="normal"/>
    </style:style>
    <style:style style:name="P32"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333333" style:font-name="Open Sans" fo:font-size="18pt" fo:letter-spacing="normal" fo:font-style="normal" fo:font-weight="normal" style:font-size-asian="18pt" style:font-size-complex="18pt"/>
    </style:style>
    <style:style style:name="P33"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333333" style:font-name="Calibri" fo:font-size="18pt" fo:letter-spacing="normal" fo:font-style="normal" fo:font-weight="normal" style:font-size-asian="18pt" style:font-size-complex="18pt"/>
    </style:style>
    <style:style style:name="P34"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style>
    <style:style style:name="P35"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officeooo:paragraph-rsid="0002ab37"/>
    </style:style>
    <style:style style:name="P36" style:family="paragraph" style:parent-style-name="Text_20_body">
      <style:paragraph-properties fo:margin-left="0in" fo:margin-right="0in" fo:margin-top="0in" fo:margin-bottom="0in" loext:contextual-spacing="false" style:line-height-at-least="0.2291in" fo:text-align="justify" style:justify-single-word="false" fo:orphans="2" fo:widows="2" fo:text-indent="0in" style:auto-text-indent="false" fo:padding="0in" fo:border="none"/>
      <style:text-properties fo:font-variant="normal" fo:text-transform="none" fo:color="#50525d" style:font-name="Calibri" fo:font-size="18pt" fo:letter-spacing="normal" fo:font-style="normal" style:text-underline-style="none" fo:font-weight="bold" style:font-size-asian="18pt" style:font-weight-asian="bold" style:font-size-complex="18pt" style:font-weight-complex="bold"/>
    </style:style>
    <style:style style:name="P37" style:family="paragraph" style:parent-style-name="Text_20_body">
      <style:paragraph-properties fo:margin-top="0in" fo:margin-bottom="0.1965in" loext:contextual-spacing="false" fo:text-align="start" style:justify-single-word="false" fo:orphans="2" fo:widows="2" fo:padding="0in" fo:border="none"/>
      <style:text-properties style:font-name="Calibri1" fo:font-size="18pt" fo:language="en" fo:country="US" style:text-underline-style="solid" style:text-underline-width="auto" style:text-underline-color="font-color" fo:font-weight="bold" officeooo:rsid="0002ab37" officeooo:paragraph-rsid="0002ab37" style:font-size-asian="15.75pt" style:font-weight-asian="bold" style:font-name-complex="Calibri2"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2a0458" style:font-weight-asian="bold" style:font-weight-complex="bold"/>
    </style:style>
    <style:style style:name="T3" style:family="text">
      <style:text-properties fo:font-variant="normal" fo:text-transform="none" fo:color="#333333" style:font-name="Open Sans" fo:font-size="12pt" fo:letter-spacing="normal" fo:font-style="normal" fo:font-weight="normal"/>
    </style:style>
    <style:style style:name="T4" style:family="text">
      <style:text-properties fo:font-variant="normal" fo:text-transform="none" fo:color="#333333" style:font-name="Open Sans" fo:font-size="18pt" fo:letter-spacing="normal" fo:font-style="normal" fo:font-weight="bold" style:font-size-asian="18pt" style:font-size-complex="18pt"/>
    </style:style>
    <style:style style:name="T5" style:family="text">
      <style:text-properties fo:font-variant="normal" fo:text-transform="none" fo:color="#333333" style:font-name="Open Sans" fo:font-size="18pt" fo:letter-spacing="normal" fo:font-style="normal" fo:font-weight="normal" style:font-size-asian="18pt" style:font-size-complex="18pt"/>
    </style:style>
    <style:style style:name="T6" style:family="text">
      <style:text-properties fo:font-variant="normal" fo:text-transform="none" fo:color="#333333" fo:font-size="18pt" fo:letter-spacing="normal" style:font-size-asian="18pt" style:font-size-complex="18pt"/>
    </style:style>
    <style:style style:name="T7" style:family="text">
      <style:text-properties fo:font-variant="normal" fo:text-transform="none" fo:color="#333333" fo:font-size="12pt" fo:letter-spacing="normal" fo:font-style="normal" fo:font-weight="normal"/>
    </style:style>
    <style:style style:name="T8" style:family="text">
      <style:text-properties fo:font-variant="normal" fo:text-transform="none" fo:color="#333333" style:font-name="Calibri" fo:font-size="12pt" fo:letter-spacing="normal" fo:font-style="normal" fo:font-weight="normal"/>
    </style:style>
    <style:style style:name="T9" style:family="text">
      <style:text-properties fo:font-variant="normal" fo:text-transform="none" fo:color="#333333" style:font-name="Calibri" fo:letter-spacing="normal" fo:font-style="normal" fo:font-weight="normal"/>
    </style:style>
    <style:style style:name="T10" style:family="text">
      <style:text-properties fo:font-variant="normal" fo:text-transform="none" fo:color="#333333" style:font-name="Calibri" fo:font-size="18pt" fo:letter-spacing="normal" fo:font-style="normal" fo:font-weight="normal" style:font-size-asian="18pt" style:font-size-complex="18pt"/>
    </style:style>
    <style:style style:name="T11" style:family="text">
      <style:text-properties fo:font-variant="normal" fo:text-transform="none" fo:color="#202122" style:font-name="Calibri" fo:font-size="18pt" fo:letter-spacing="normal" style:font-size-asian="18pt" style:font-size-complex="18pt"/>
    </style:style>
    <style:style style:name="T12" style:family="text">
      <style:text-properties fo:font-variant="normal" fo:text-transform="none" fo:color="#202122" style:font-name="Calibri" fo:font-size="18pt" fo:letter-spacing="normal" fo:font-style="normal" fo:font-weight="normal" style:font-size-asian="18pt" style:font-size-complex="18pt"/>
    </style:style>
    <style:style style:name="T13" style:family="text">
      <style:text-properties fo:font-variant="normal" fo:text-transform="none" fo:color="#202122" style:font-name="Calibri" fo:font-size="18pt" fo:letter-spacing="normal" fo:font-style="normal" fo:font-weight="normal" officeooo:rsid="002a0458" style:font-size-asian="18pt" style:font-size-complex="18pt"/>
    </style:style>
    <style:style style:name="T14" style:family="text">
      <style:text-properties fo:font-variant="normal" fo:text-transform="none" fo:color="#202122" style:font-name="Calibri" fo:font-size="18pt" fo:letter-spacing="normal" fo:font-style="normal" fo:font-weight="normal" officeooo:rsid="002a0458" style:font-size-asian="18pt" style:font-weight-asian="bold" style:font-size-complex="18pt" style:font-weight-complex="bold"/>
    </style:style>
    <style:style style:name="T15" style:family="text">
      <style:text-properties fo:font-variant="normal" fo:text-transform="none" fo:color="#202122" style:font-name="Calibri" fo:font-size="18pt" fo:letter-spacing="normal" fo:font-style="normal" fo:font-weight="bold" officeooo:rsid="002a0458" style:font-size-asian="18pt" style:font-weight-asian="bold" style:font-size-complex="18pt" style:font-weight-complex="bold"/>
    </style:style>
    <style:style style:name="T16" style:family="text">
      <style:text-properties fo:font-variant="normal" fo:text-transform="none" fo:color="#202122" style:font-name="Calibri" fo:font-size="18pt" fo:letter-spacing="normal" fo:font-style="normal" style:text-underline-style="none" fo:font-weight="bold" style:font-size-asian="18pt" style:font-weight-asian="bold" style:font-size-complex="18pt" style:font-weight-complex="bold"/>
    </style:style>
    <style:style style:name="T17" style:family="text">
      <style:text-properties fo:font-variant="normal" fo:text-transform="none" fo:color="#202122" style:font-name="Calibri" fo:letter-spacing="normal" style:font-size-asian="18pt"/>
    </style:style>
    <style:style style:name="T18" style:family="text">
      <style:text-properties fo:font-variant="normal" fo:text-transform="none" fo:color="#202122" style:font-name="Calibri" fo:letter-spacing="normal" fo:font-style="normal"/>
    </style:style>
    <style:style style:name="T19" style:family="text">
      <style:text-properties fo:font-variant="normal" fo:text-transform="none" fo:color="#202122" style:font-name="Calibri" fo:letter-spacing="normal" fo:font-style="normal" fo:font-weight="normal" style:font-size-asian="18pt"/>
    </style:style>
    <style:style style:name="T20" style:family="text">
      <style:text-properties fo:font-variant="normal" fo:text-transform="none" fo:color="#202122" style:font-name="Calibri" fo:letter-spacing="normal" fo:font-style="normal" style:text-underline-style="none" fo:font-weight="normal" style:font-size-asian="18pt"/>
    </style:style>
    <style:style style:name="T21" style:family="text">
      <style:text-properties fo:font-variant="normal" fo:text-transform="none" fo:color="#202122" style:font-name="Calibri" fo:letter-spacing="normal" fo:font-style="normal" style:text-underline-style="none" fo:font-weight="bold" style:font-size-asian="18pt" style:font-weight-asian="bold" style:font-weight-complex="bold"/>
    </style:style>
    <style:style style:name="T22" style:family="text">
      <style:text-properties fo:font-variant="normal" fo:text-transform="none" fo:color="#202122" style:font-name="Calibri" fo:letter-spacing="normal" fo:font-style="normal" style:text-underline-style="none" fo:font-weight="bold" style:font-weight-asian="bold" style:font-weight-complex="bold"/>
    </style:style>
    <style:style style:name="T23" style:family="text">
      <style:text-properties fo:font-variant="normal" fo:text-transform="none" fo:color="#202122" style:font-name="Calibri" fo:letter-spacing="normal" fo:font-style="normal" style:text-underline-style="solid" style:text-underline-width="auto" style:text-underline-color="font-color" fo:font-weight="normal" style:font-size-asian="18pt"/>
    </style:style>
    <style:style style:name="T24" style:family="text">
      <style:text-properties fo:font-variant="normal" fo:text-transform="none" fo:color="#202122" style:font-name="Calibri" fo:letter-spacing="normal" fo:font-style="normal" style:text-underline-style="solid" style:text-underline-width="auto" style:text-underline-color="font-color" style:font-size-asian="18pt"/>
    </style:style>
    <style:style style:name="T25" style:family="text">
      <style:text-properties fo:font-variant="normal" fo:text-transform="none" fo:color="#202122" style:font-name="Calibri" fo:letter-spacing="normal" fo:font-style="normal" style:text-underline-style="solid" style:text-underline-width="auto" style:text-underline-color="font-color" fo:font-weight="bold" style:font-size-asian="18pt" style:font-weight-asian="bold" style:font-weight-complex="bold"/>
    </style:style>
    <style:style style:name="T26" style:family="text">
      <style:text-properties fo:font-variant="normal" fo:text-transform="none" fo:color="#202122" style:font-name="Calibri" fo:letter-spacing="normal" fo:font-style="normal" style:font-size-asian="18pt"/>
    </style:style>
    <style:style style:name="T27" style:family="text">
      <style:text-properties fo:font-variant="normal" fo:text-transform="none" fo:color="#202122" style:font-name="Calibri" fo:letter-spacing="normal" fo:font-style="normal" fo:font-weight="bold" style:font-size-asian="18pt" style:font-weight-asian="bold" style:font-weight-complex="bold"/>
    </style:style>
    <style:style style:name="T28" style:family="text">
      <style:text-properties fo:font-variant="normal" fo:text-transform="none" fo:color="#202122" fo:letter-spacing="normal" fo:font-style="normal"/>
    </style:style>
    <style:style style:name="T29" style:family="text">
      <style:text-properties fo:font-variant="normal" fo:text-transform="none" fo:color="#202122" fo:letter-spacing="normal" fo:font-style="normal" style:text-underline-style="none" fo:font-weight="normal" style:font-weight-asian="normal" style:font-weight-complex="normal"/>
    </style:style>
    <style:style style:name="T30" style:family="text">
      <style:text-properties fo:font-variant="normal" fo:text-transform="none" fo:color="#202122" fo:font-size="18pt" fo:letter-spacing="normal" fo:font-style="normal" style:text-underline-style="none" fo:font-weight="bold" style:font-size-asian="18pt" style:font-weight-asian="bold" style:font-size-complex="18pt" style:font-weight-complex="bold"/>
    </style:style>
    <style:style style:name="T31" style:family="text">
      <style:text-properties fo:font-variant="normal" fo:text-transform="none" fo:color="#202122" fo:font-size="18pt" fo:letter-spacing="normal" fo:font-style="normal" style:text-underline-style="none" fo:font-weight="normal" style:font-size-asian="15.75pt" style:font-weight-asian="normal" style:font-size-complex="18pt" style:font-weight-complex="normal"/>
    </style:style>
    <style:style style:name="T32" style:family="text">
      <style:text-properties fo:font-variant="normal" fo:text-transform="none" fo:color="#202122" style:font-name="Calibri" fo:font-size="18pt" fo:letter-spacing="normal" fo:font-style="normal" style:text-underline-style="none" fo:font-weight="bold" style:font-size-asian="18pt" style:font-weight-asian="bold" style:font-size-complex="18pt" style:font-weight-complex="bold"/>
    </style:style>
    <style:style style:name="T33" style:family="text">
      <style:text-properties fo:font-variant="normal" fo:text-transform="none" fo:color="#202122" style:font-name="Calibri" fo:font-size="18pt" fo:letter-spacing="normal" fo:font-style="normal" style:text-underline-style="none" fo:font-weight="normal" style:font-size-asian="15.75pt" style:font-weight-asian="normal" style:font-size-complex="18pt" style:font-weight-complex="normal"/>
    </style:style>
    <style:style style:name="T34" style:family="text">
      <style:text-properties fo:font-variant="normal" fo:text-transform="none" fo:color="#202122" style:font-name="Calibri" fo:letter-spacing="normal" fo:font-style="normal" style:text-underline-style="none" fo:font-weight="bold" style:font-weight-asian="bold" style:font-weight-complex="bold"/>
    </style:style>
    <style:style style:name="T35" style:family="text">
      <style:text-properties fo:font-variant="normal" fo:text-transform="none" fo:color="#202122" style:font-name="Calibri" fo:letter-spacing="normal" fo:font-style="normal" style:text-underline-style="none" fo:font-weight="normal" style:font-weight-asian="normal" style:font-weight-complex="normal"/>
    </style:style>
    <style:style style:name="T36" style:family="text">
      <style:text-properties fo:font-variant="normal" fo:text-transform="none" fo:color="#202122" style:font-name="Calibri" fo:letter-spacing="normal" fo:font-style="normal" style:text-underline-style="none" fo:font-weight="normal" style:font-size-asian="18pt" style:font-weight-asian="normal" style:font-weight-complex="normal"/>
    </style:style>
    <style:style style:name="T37" style:family="text">
      <style:text-properties fo:font-variant="normal" fo:text-transform="none" fo:color="#202122" style:font-name="Calibri" fo:font-size="22pt" fo:letter-spacing="normal" fo:font-style="normal" style:text-underline-style="none" style:font-size-asian="19.25pt" style:font-size-complex="22pt"/>
    </style:style>
    <style:style style:name="T38" style:family="text">
      <style:text-properties fo:font-variant="normal" fo:text-transform="none" fo:color="#202122" style:font-name="Calibri" fo:font-size="22pt" fo:letter-spacing="normal" fo:font-style="normal" style:text-underline-style="none" fo:font-weight="normal" style:font-size-asian="19.25pt" style:font-weight-asian="normal" style:font-size-complex="22pt" style:font-weight-complex="normal"/>
    </style:style>
    <style:style style:name="T39" style:family="text">
      <style:text-properties fo:font-variant="normal" fo:text-transform="none" fo:color="#202122" style:font-name="Calibri" fo:font-size="22pt" fo:letter-spacing="normal" fo:font-style="normal" style:font-size-asian="19.25pt" style:font-size-complex="22pt"/>
    </style:style>
    <style:style style:name="T40" style:family="text">
      <style:text-properties fo:font-variant="normal" fo:text-transform="none" fo:color="#202122" style:font-name="Calibri" fo:font-size="22pt" fo:letter-spacing="normal" fo:font-style="normal" fo:font-weight="normal" style:font-size-asian="19.25pt" style:font-weight-asian="normal" style:font-size-complex="22pt" style:font-weight-complex="normal"/>
    </style:style>
    <style:style style:name="T41" style:family="text">
      <style:text-properties fo:font-variant="normal" fo:text-transform="none" fo:color="#50525d" style:font-name="Open Sans" fo:font-size="11.25pt" fo:letter-spacing="normal" fo:font-style="normal" fo:font-weight="normal" style:font-size-asian="18pt"/>
    </style:style>
    <style:style style:name="T42" style:family="text">
      <style:text-properties fo:font-variant="normal" fo:text-transform="none" fo:color="#50525d" style:font-name="Open Sans" fo:font-size="11.25pt" fo:letter-spacing="normal" fo:font-style="normal" style:font-size-asian="18pt"/>
    </style:style>
    <style:style style:name="T43" style:family="text">
      <style:text-properties fo:font-variant="normal" fo:text-transform="none" fo:color="#50525d" style:font-name="Open Sans" fo:font-size="11.25pt" fo:letter-spacing="normal" fo:font-style="normal" style:text-underline-style="none" style:font-size-asian="18pt"/>
    </style:style>
    <style:style style:name="T44" style:family="text">
      <style:text-properties fo:font-variant="normal" fo:text-transform="none" fo:color="#50525d" style:font-name="Open Sans" fo:letter-spacing="normal" fo:font-style="normal" style:text-underline-style="none"/>
    </style:style>
    <style:style style:name="T45" style:family="text">
      <style:text-properties fo:font-variant="normal" fo:text-transform="none" fo:color="#50525d" style:font-name="Open Sans" fo:letter-spacing="normal" fo:font-style="normal" style:text-underline-style="none" style:font-size-asian="18pt"/>
    </style:style>
    <style:style style:name="T46" style:family="text">
      <style:text-properties fo:font-variant="normal" fo:text-transform="none" fo:color="#50525d" fo:letter-spacing="normal" fo:font-style="normal" style:text-underline-style="none" style:font-size-asian="18pt"/>
    </style:style>
    <style:style style:name="T47" style:family="text">
      <style:text-properties fo:font-variant="normal" fo:text-transform="none" fo:color="#50525d" style:font-name="Calibri" fo:letter-spacing="normal" fo:font-style="normal" style:text-underline-style="none" style:font-size-asian="18pt"/>
    </style:style>
    <style:style style:name="T48" style:family="text">
      <style:text-properties fo:font-variant="normal" fo:text-transform="none" fo:color="#202020" style:text-line-through-style="none" style:text-line-through-type="none" style:font-name="Open Sans" fo:font-size="15pt" fo:letter-spacing="normal" fo:font-style="normal" style:text-underline-style="none" fo:font-weight="normal" style:text-blinking="false" fo:background-color="transparent" loext:char-shading-value="0"/>
    </style:style>
    <style:style style:name="T49" style:family="text">
      <style:text-properties fo:font-variant="normal" fo:text-transform="none" fo:color="#202020"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202020" style:text-line-through-style="none" style:text-line-through-type="none" style:font-name="Open Sans" fo:letter-spacing="normal" fo:font-style="normal" style:text-underline-style="none" fo:font-weight="normal" style:text-blinking="false" fo:background-color="transparent" loext:char-shading-value="0" style:font-weight-asian="normal" style:font-weight-complex="normal"/>
    </style:style>
    <style:style style:name="T51" style:family="text">
      <style:text-properties fo:font-variant="normal" fo:text-transform="none" fo:color="#202020" style:text-line-through-style="none" style:text-line-through-type="none" fo:letter-spacing="normal" fo:font-style="normal" style:text-underline-style="none" fo:font-weight="normal" style:text-blinking="false" fo:background-color="transparent" loext:char-shading-value="0" style:font-weight-asian="normal" style:font-weight-complex="normal"/>
    </style:style>
    <style:style style:name="T52" style:family="text">
      <style:text-properties fo:font-variant="normal" fo:text-transform="none" fo:color="#202020" style:text-line-through-style="none" style:text-line-through-type="none" fo:font-size="15pt" fo:letter-spacing="normal" fo:font-style="normal" style:text-underline-style="none" fo:font-weight="normal" style:text-blinking="false" fo:background-color="transparent" loext:char-shading-value="0"/>
    </style:style>
    <style:style style:name="T53" style:family="text">
      <style:text-properties fo:font-variant="normal" fo:text-transform="none" fo:color="#202020" style:text-line-through-style="none" style:text-line-through-type="none" fo:font-size="12pt" fo:letter-spacing="normal" fo:font-style="normal" style:text-underline-style="none" fo:font-weight="normal" style:text-blinking="false" fo:background-color="transparent" loext:char-shading-value="0"/>
    </style:style>
    <style:style style:name="T54" style:family="text">
      <style:text-properties fo:font-variant="normal" fo:text-transform="none" fo:color="#202020" style:text-line-through-style="none" style:text-line-through-type="none" style:font-name="Calibri" fo:letter-spacing="normal" fo:font-style="normal" style:text-underline-style="none" fo:font-weight="normal" style:text-blinking="false" fo:background-color="transparent" loext:char-shading-value="0"/>
    </style:style>
    <style:style style:name="T55" style:family="text">
      <style:text-properties fo:font-variant="normal" fo:text-transform="none" fo:color="#202020" style:text-line-through-style="none" style:text-line-through-type="none" style:font-name="Calibri" fo:letter-spacing="normal" fo:font-style="normal" style:text-underline-style="none" fo:font-weight="normal" style:text-blinking="false" fo:background-color="transparent" loext:char-shading-value="0" style:font-weight-asian="normal" style:font-weight-complex="normal"/>
    </style:style>
    <style:style style:name="T56" style:family="text">
      <style:text-properties fo:font-variant="normal" fo:text-transform="none" fo:color="#202020" style:text-line-through-style="none" style:text-line-through-type="none" style:font-name="Calibri" fo:letter-spacing="normal" fo:font-style="normal" style:text-underline-style="none" fo:font-weight="normal" style:text-blinking="false" fo:background-color="transparent" loext:char-shading-value="0" style:font-size-asian="18pt" style:font-weight-asian="normal" style:font-weight-complex="normal"/>
    </style:style>
    <style:style style:name="T57" style:family="text">
      <style:text-properties fo:font-variant="normal" fo:text-transform="none" fo:color="#202020" style:text-line-through-style="none" style:text-line-through-type="none" style:font-name="Calibri" fo:font-size="15pt" fo:letter-spacing="normal" fo:font-style="normal" style:text-underline-style="none" fo:font-weight="normal" style:text-blinking="false" fo:background-color="transparent" loext:char-shading-value="0"/>
    </style:style>
    <style:style style:name="T58" style:family="text">
      <style:text-properties fo:font-variant="normal" fo:text-transform="none" fo:color="#202020" style:text-line-through-style="none" style:text-line-through-type="none" style:font-name="Calibri" fo:font-size="12pt" fo:letter-spacing="normal" fo:font-style="normal" style:text-underline-style="none" fo:font-weight="normal" style:text-blinking="false" fo:background-color="transparent" loext:char-shading-value="0"/>
    </style:style>
    <style:style style:name="T59" style:family="text">
      <style:text-properties fo:font-variant="normal" fo:text-transform="none" fo:color="#202020" style:text-line-through-style="none" style:text-line-through-type="none" style:font-name="Calibri" fo:font-size="18pt" fo:letter-spacing="normal" fo:font-style="normal" style:text-underline-style="none" fo:font-weight="normal" style:text-blinking="false" fo:background-color="transparent" loext:char-shading-value="0" style:font-size-asian="18pt" style:font-size-complex="18pt"/>
    </style:style>
    <style:style style:name="T60" style:family="text">
      <style:text-properties style:font-name="Noto Naskh Arabic" fo:font-style="normal" fo:font-weight="normal"/>
    </style:style>
    <style:style style:name="T61" style:family="text">
      <style:text-properties style:font-name-complex="Noto Naskh Arabic" style:font-style-complex="normal" style:font-weight-complex="normal"/>
    </style:style>
    <style:style style:name="T62" style:family="text">
      <style:text-properties style:font-name="Calibri1" fo:language="en" fo:country="US" fo:font-weight="bold" style:font-weight-asian="bold" style:font-name-complex="Calibri2" style:font-weight-complex="bold"/>
    </style:style>
    <style:style style:name="T63" style:family="text">
      <style:text-properties style:font-name="Calibri1" fo:language="en" fo:country="US" fo:font-weight="bold" officeooo:rsid="003a39d4" style:font-weight-asian="bold" style:font-name-complex="Calibri2" style:font-weight-complex="bold"/>
    </style:style>
    <style:style style:name="T64" style:family="text">
      <style:text-properties style:font-name="Calibri1" fo:language="en" fo:country="US" fo:font-weight="bold" officeooo:rsid="0039d953" style:font-weight-asian="bold" style:font-name-complex="Calibri2" style:font-weight-complex="bold"/>
    </style:style>
    <style:style style:name="T65" style:family="text">
      <style:text-properties style:font-name="Calibri1" fo:language="en" fo:country="US" style:font-name-complex="Calibri2"/>
    </style:style>
    <style:style style:name="T66" style:family="text">
      <style:text-properties style:font-name="Calibri1" fo:language="en" fo:country="US" officeooo:rsid="003883e5" style:font-name-complex="Calibri2"/>
    </style:style>
    <style:style style:name="T67" style:family="text">
      <style:text-properties style:font-name="Calibri1" fo:language="en" fo:country="US" officeooo:rsid="0039d953" style:font-name-complex="Calibri2"/>
    </style:style>
    <style:style style:name="T68" style:family="text">
      <style:text-properties style:font-name="Calibri1" fo:language="en" fo:country="US" fo:font-weight="normal" style:font-weight-asian="normal" style:font-name-complex="Calibri2" style:font-weight-complex="normal"/>
    </style:style>
    <style:style style:name="T69" style:family="text">
      <style:text-properties style:font-name="Calibri1" fo:language="en" fo:country="US" fo:font-weight="normal" officeooo:rsid="003883e5" style:font-weight-asian="normal" style:font-name-complex="Calibri2" style:font-weight-complex="normal"/>
    </style:style>
    <style:style style:name="T70" style:family="text">
      <style:text-properties style:font-name="Calibri1" fo:language="en" fo:country="US" fo:font-weight="normal" officeooo:rsid="003466e8" style:font-weight-asian="normal" style:font-name-complex="Calibri2" style:font-weight-complex="normal"/>
    </style:style>
    <style:style style:name="T71" style:family="text">
      <style:text-properties style:font-name="Calibri1" fo:language="en" fo:country="US" fo:font-weight="normal" style:font-size-asian="18pt" style:font-weight-asian="normal" style:font-name-complex="Calibri2" style:font-weight-complex="normal"/>
    </style:style>
    <style:style style:name="T72" style:family="text">
      <style:text-properties style:font-name="Calibri1" fo:language="en" fo:country="US" style:font-size-asian="18pt" style:font-name-complex="Calibri2"/>
    </style:style>
    <style:style style:name="T73" style:family="text">
      <style:text-properties style:font-name="Calibri1" fo:language="en" fo:country="US" officeooo:rsid="003466e8" style:font-size-asian="18pt" style:font-name-complex="Calibri2"/>
    </style:style>
    <style:style style:name="T74" style:family="text">
      <style:text-properties style:font-name="Calibri1" fo:font-size="22pt" fo:language="en" fo:country="US" style:font-size-asian="22pt" style:font-name-complex="Calibri2" style:font-size-complex="22pt"/>
    </style:style>
    <style:style style:name="T75" style:family="text">
      <style:text-properties style:font-name="Calibri1" fo:font-size="22pt" fo:language="en" fo:country="US" officeooo:rsid="003466e8" style:font-size-asian="22pt" style:font-name-complex="Calibri2" style:font-size-complex="22pt"/>
    </style:style>
    <style:style style:name="T76" style:family="text">
      <style:text-properties style:font-name="Calibri1" fo:font-size="18pt" fo:language="en" fo:country="US" style:text-underline-style="none" fo:font-weight="normal" style:font-size-asian="22pt" style:font-weight-asian="normal" style:font-name-complex="Calibri2" style:font-size-complex="18pt" style:font-weight-complex="normal"/>
    </style:style>
    <style:style style:name="T77" style:family="text">
      <style:text-properties style:font-name="Calibri1" fo:font-size="18pt" fo:language="en" fo:country="US" style:text-underline-style="none" fo:font-weight="normal" officeooo:rsid="001ecf87" style:font-size-asian="22pt" style:font-weight-asian="normal" style:font-name-complex="Calibri2" style:font-size-complex="18pt" style:font-weight-complex="normal"/>
    </style:style>
    <style:style style:name="T78" style:family="text">
      <style:text-properties style:font-name="Calibri1" fo:font-size="18pt" fo:language="en" fo:country="US" style:text-underline-style="none" fo:font-weight="normal" officeooo:rsid="0020297a" style:font-size-asian="22pt" style:font-weight-asian="normal" style:font-name-complex="Calibri2" style:font-size-complex="18pt" style:font-weight-complex="normal"/>
    </style:style>
    <style:style style:name="T79" style:family="text">
      <style:text-properties style:font-name="Calibri1" fo:font-size="18pt" fo:language="en" fo:country="US" style:text-underline-style="none" fo:font-weight="normal" officeooo:rsid="00214729" style:font-size-asian="22pt" style:font-weight-asian="normal" style:font-name-complex="Calibri2" style:font-size-complex="18pt" style:font-weight-complex="normal"/>
    </style:style>
    <style:style style:name="T80" style:family="text">
      <style:text-properties style:font-name="Calibri1" fo:font-size="18pt" fo:language="en" fo:country="US" style:text-underline-style="none" fo:font-weight="normal" officeooo:rsid="0021d806" style:font-size-asian="22pt" style:font-weight-asian="normal" style:font-name-complex="Calibri2" style:font-size-complex="18pt" style:font-weight-complex="normal"/>
    </style:style>
    <style:style style:name="T81" style:family="text">
      <style:text-properties style:font-name="Calibri1" fo:font-size="18pt" fo:language="en" fo:country="US" style:text-underline-style="none" fo:font-weight="normal" officeooo:rsid="002310dd" style:font-size-asian="22pt" style:font-weight-asian="normal" style:font-name-complex="Calibri2" style:font-size-complex="18pt" style:font-weight-complex="normal"/>
    </style:style>
    <style:style style:name="T82" style:family="text">
      <style:text-properties style:font-name="Calibri1" fo:font-size="18pt" fo:language="en" fo:country="US" style:text-underline-style="none" fo:font-weight="normal" officeooo:rsid="00231bb4" style:font-size-asian="22pt" style:font-weight-asian="normal" style:font-name-complex="Calibri2" style:font-size-complex="18pt" style:font-weight-complex="normal"/>
    </style:style>
    <style:style style:name="T83" style:family="text">
      <style:text-properties style:font-name="Calibri1" fo:font-size="18pt" fo:language="en" fo:country="US" style:text-underline-style="none" fo:font-weight="normal" officeooo:rsid="002a0458" style:font-size-asian="22pt" style:font-weight-asian="normal" style:font-name-complex="Calibri2" style:font-size-complex="18pt" style:font-weight-complex="normal"/>
    </style:style>
    <style:style style:name="T84" style:family="text">
      <style:text-properties style:font-name="Calibri1" fo:font-size="18pt" fo:language="en" fo:country="US" style:text-underline-style="none" fo:font-weight="normal" officeooo:rsid="0024bb0d" style:font-size-asian="22pt" style:font-weight-asian="normal" style:font-name-complex="Calibri2" style:font-size-complex="18pt" style:font-weight-complex="normal"/>
    </style:style>
    <style:style style:name="T85" style:family="text">
      <style:text-properties style:font-name="Calibri1" fo:font-size="18pt" fo:language="en" fo:country="US" style:text-underline-style="none" fo:font-weight="bold" style:font-size-asian="22pt" style:font-weight-asian="bold" style:font-name-complex="Calibri2" style:font-size-complex="18pt" style:font-weight-complex="bold"/>
    </style:style>
    <style:style style:name="T86" style:family="text">
      <style:text-properties style:font-name="Calibri1" fo:font-size="18pt" fo:language="en" fo:country="US" style:text-underline-style="none" fo:font-weight="bold" officeooo:rsid="00214729" style:font-size-asian="22pt" style:font-weight-asian="bold" style:font-name-complex="Calibri2" style:font-size-complex="18pt" style:font-weight-complex="bold"/>
    </style:style>
    <style:style style:name="T87" style:family="text">
      <style:text-properties style:font-name="Calibri1" fo:font-size="18pt" fo:language="en" fo:country="US" style:text-underline-style="none" style:font-size-asian="22pt" style:font-name-complex="Calibri2" style:font-size-complex="18pt"/>
    </style:style>
    <style:style style:name="T88" style:family="text">
      <style:text-properties style:font-name="Calibri1" fo:font-size="18pt" fo:language="en" fo:country="US" style:text-underline-style="none" officeooo:rsid="002688a0" style:font-size-asian="22pt" style:font-name-complex="Calibri2" style:font-size-complex="18pt"/>
    </style:style>
    <style:style style:name="T89" style:family="text">
      <style:text-properties style:font-name="Calibri1" fo:font-size="18pt" fo:language="en" fo:country="US" style:text-underline-style="none" officeooo:rsid="002a0458" style:font-size-asian="22pt" style:font-name-complex="Calibri2" style:font-size-complex="18pt"/>
    </style:style>
    <style:style style:name="T90" style:family="text">
      <style:text-properties fo:language="en" fo:country="US" fo:font-weight="bold" style:font-weight-asian="bold" style:font-name-complex="Calibri2" style:font-weight-complex="bold"/>
    </style:style>
    <style:style style:name="T91" style:family="text">
      <style:text-properties fo:language="en" fo:country="US" style:font-name-complex="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NCEPT OF PEITY:</text:p>
      <text:p text:style-name="P11"/>
      <text:p text:style-name="P30">n the Islamic School, piety has been assigned the most important position and the pious believers are regarded as the most distinguished and respectable persons in an Islamic Society. The phrase piety in the Qur’anic verses and narrations, and especially in the glorious book of Nahjul-Balagha (The Path of Eloquence) has been repeated quite frequently. The Holy Qur’an considers piety as the sole criteria for appraising the value and worth of individuals and said:</text:p>
      <text:p text:style-name="P3">إِنَّ أَكْرَمَكُمْ عِندَ اللَّهِ أَتْقَاكُمْ</text:p>
      <text:p text:style-name="P34"><text:span text:style-name="Emphasis"><text:span text:style-name="Strong_20_Emphasis"><text:span text:style-name="T6">“</text:span></text:span></text:span><text:span text:style-name="Emphasis"><text:span text:style-name="Strong_20_Emphasis"><text:span text:style-name="T4">Lo! the noblest of you, in the sight of God-Almighty is the best in conduct. (49: 13)</text:span></text:span></text:span></text:p>
      <text:p text:style-name="P32">The piety has been introduced as the best provisions for the Hereafter, and greatest means for achieving salvation. the Holy Qur’an said:</text:p>
      <text:p text:style-name="P3">لِلَّذِينَ أَحْسَنُوا مِنْهُمْ وَاتَّقَوْا أَجْرٌ عَظِيمٌ</text:p>
      <text:p text:style-name="P34"><text:span text:style-name="Emphasis"><text:span text:style-name="Strong_20_Emphasis"><text:span text:style-name="T6">“</text:span></text:span></text:span><text:span text:style-name="Emphasis"><text:span text:style-name="Strong_20_Emphasis"><text:span text:style-name="T4">For such of them as do right and word off (evil), there is great reward (3: 172)</text:span></text:span></text:span></text:p>
      <text:p text:style-name="P32">And said:</text:p>
      <text:p text:style-name="P3">فَمَنِ اتَّقَىٰ وَأَصْلَحَ فَلَا خَوْفٌ عَلَيْهِمْ وَلَا هُمْ يَحْزَنُونَ</text:p>
      <text:p text:style-name="P34"><text:soft-page-break/><text:span text:style-name="Emphasis"><text:span text:style-name="Strong_20_Emphasis"><text:span text:style-name="T6">“</text:span></text:span></text:span><text:span text:style-name="Emphasis"><text:span text:style-name="Strong_20_Emphasis"><text:span text:style-name="T4">Then whosoever refrainth from evil and amendeth -there shall no fear come upon them neither shall they grieve. (7: 35)</text:span></text:span></text:span></text:p>
      <text:p text:style-name="P32">And said:</text:p>
      <text:p text:style-name="P3">وَسَارِعُوا إِلَىٰ مَغْفِرَةٍ مِّن رَّبِّكُمْ وَجَنَّةٍ عَرْضُهَا السَّمَاوَاتُ وَالْأَرْضُ أُعِدَّتْ لِلْمُتَّقِينَ</text:p>
      <text:p text:style-name="P34"><text:span text:style-name="Emphasis"><text:span text:style-name="Strong_20_Emphasis"><text:span text:style-name="T6">“</text:span></text:span></text:span><text:span text:style-name="Emphasis"><text:span text:style-name="Strong_20_Emphasis"><text:span text:style-name="T4">And vie one with another for forgiveness from your Lord, and for a Paradise as wide as are the Heavens and the earth, prepared for those who ward off (evil). (3:133)</text:span></text:span></text:span></text:p>
      <text:p text:style-name="P32">And said:</text:p>
      <text:p text:style-name="P3">إِنَّ الْمُتَّقِينَ فِي جَنَّاتٍ وَنَعِيمٍ فَاكِهِينَ بِمَا آتَاهُمْ رَبُّهُمْ</text:p>
      <text:p text:style-name="P34"><text:span text:style-name="Emphasis"><text:span text:style-name="Strong_20_Emphasis"><text:span text:style-name="T6">“</text:span></text:span></text:span><text:span text:style-name="Emphasis"><text:span text:style-name="Strong_20_Emphasis"><text:span text:style-name="T4">Lo! Those who kept their duty dwell in gardens and delight, happy because of what their Lord hath given them. (52:17-18)</text:span></text:span></text:span></text:p>
      <text:p text:style-name="P32">Also, in the Nahjul Balagha and other books of traditions, piety has been assigned the most distinguished position in all ethical matters, and is the greatest means for achieving prosperity and salvation. The Commander of the Faithful Imam ‘Ali (a.s.) has said:</text:p>
      <text:p text:style-name="P4"><text:span text:style-name="T61">قال على عليه السلام</text:span><text:span text:style-name="T60">: </text:span><text:span text:style-name="T61">التقى رئيس الاخلاق</text:span><text:span text:style-name="T60">.</text:span></text:p>
      <text:p text:style-name="P34"><text:span text:style-name="Emphasis"><text:span text:style-name="T6">“</text:span></text:span><text:span text:style-name="Emphasis"><text:span text:style-name="T5">Piety acquires the most prominent position in all ethical affairs.”</text:span></text:span><text:span text:style-name="T5">Nahjul Balagha, saying 41.</text:span></text:p>
      <text:p text:style-name="P15">_____________________________________</text:p>
      <text:p text:style-name="P29">Concept of Virtue and Sin</text:p>
      <text:p text:style-name="P11"/>
      <text:p text:style-name="P22"/>
      <text:p text:style-name="P24"><text:span text:style-name="T63">2)</text:span><text:span text:style-name="T62">Virtue &amp; Sin (Maroof &amp; Munker)</text:span></text:p>
      <text:p text:style-name="P16"/>
      <text:p text:style-name="P12"><text:span text:style-name="T65">Virtue (</text:span><text:span text:style-name="T75">Maroof</text:span><text:span text:style-name="T74">):</text:span><text:span text:style-name="T68"> means to order or to tell for good deed</text:span><text:span text:style-name="T65">s,</text:span><text:span text:style-name="T68">for example offer prayer.</text:span></text:p>
      <text:p text:style-name="P20">Detail Note:</text:p>
      <text:p text:style-name="P18">To do virtue(maroof) we need five things;</text:p>
      <text:p text:style-name="P12"><text:span text:style-name="T69">1)</text:span><text:span text:style-name="T66">Knowledge:</text:span></text:p>
      <text:p text:style-name="P18">Without knowledge we cannot handle any situation and bring towards justice.</text:p>
      <text:p text:style-name="P13"><text:span text:style-name="T65">2)</text:span><text:span text:style-name="T62">Will of God</text:span><text:span text:style-name="T65">:</text:span></text:p>
      <text:p text:style-name="P18">This is for the Allah and for the betterment of Islam.</text:p>
      <text:p text:style-name="P13"><text:span text:style-name="T65">3)</text:span><text:span text:style-name="T62">Order:</text:span></text:p>
      <text:p text:style-name="P18">The person whom you order to stop sin, deal him with politeness and softness.The person who give order should also be following the same path of Allah about what he is guiding.</text:p>
      <text:p text:style-name="P13"><text:span text:style-name="T65">4)</text:span><text:span text:style-name="T62">Condition of virtue:</text:span></text:p>
      <text:p text:style-name="P13"><text:span text:style-name="T65">IF you see that other person will follow your instruction and truly do as it is as you say than stopping him from sin is </text:span><text:span text:style-name="T62">wajib.</text:span><text:span text:style-name="T65">If you feel that they will not gonna listen you and start </text:span><text:span text:style-name="T67">spreading</text:span><text:span text:style-name="T65"> </text:span><text:span text:style-name="T64">fasad</text:span><text:span text:style-name="T67"> Than it is greatness to avoid it .</text:span></text:p>
      <text:p text:style-name="P14"><text:span text:style-name="T65">5)If a person found someone doing sin and he also participate with the person who is already doing sin than in this condition 2 things </text:span><text:span text:style-name="T62">wajib</text:span><text:span text:style-name="T65"> on him 1)He should leave what sin he is doing and 2) also stop other.</text:span></text:p>
      <text:p text:style-name="P19"/>
      <text:p text:style-name="P16"/>
      <text:p text:style-name="P12"><text:span text:style-name="T65">Sin</text:span><text:span text:style-name="T70"> </text:span><text:span text:style-name="T71">(</text:span><text:span text:style-name="T73">Munker</text:span><text:span text:style-name="T72">)</text:span><text:span text:style-name="T70"> : </text:span><text:span text:style-name="T68">means to stop someone form sins.</text:span></text:p>
      <text:p text:style-name="P20"><text:soft-page-break/>Detail Note:</text:p>
      <text:p text:style-name="P19">If you see someone doing bad act or sin stop him humble,and guide him well about it.If he does not stop than be rude or hard at him and try to stop him but be rude in such way that you dont start abusing him still he/she does not understand you than stop him physically but keep it in mind not to do such act which is against the law.</text:p>
      <text:p text:style-name="P17"/>
      <text:p text:style-name="P17"/>
      <text:p text:style-name="P17">__________________________________________</text:p>
      <text:p text:style-name="P17"/>
      <text:p text:style-name="P17"/>
      <text:p text:style-name="P17"/>
      <text:p text:style-name="P21">CONCEPT OF PURIFICATION(Tazkiyah):</text:p>
      <text:p text:style-name="P21"/>
      <text:p text:style-name="P28"><text:span text:style-name="T77"><text:s/></text:span><text:span text:style-name="T78">T</text:span><text:span text:style-name="T79">a</text:span><text:span text:style-name="T78">zkia means purification or </text:span><text:span text:style-name="T79">sanctification</text:span><text:span text:style-name="T78"> of </text:span><text:span text:style-name="T79">self. It</text:span><text:span text:style-name="T78"> means purring </text:span><text:span text:style-name="T79">yourself from</text:span><text:span text:style-name="T78"> sin </text:span><text:span text:style-name="T80">or from desire</text:span><text:span text:style-name="T81"> or</text:span><text:span text:style-name="T79"> tak</text:span><text:span text:style-name="T81">ing</text:span><text:span text:style-name="T79"> a control of yourself to stop yourself from bad </text:span><text:span text:style-name="T80">and </text:span><text:span text:style-name="T81">proceed</text:span><text:span text:style-name="T80"> yourself towards good deeds and will to get close to Allah</text:span><text:span text:style-name="T79">.Tazkia can be of many types but here we are talking about </text:span><text:span text:style-name="T86">Tazkia al-nafas.</text:span><text:span text:style-name="T79">Tazkia al-nafas means puring your heart and mind from bad things,it is way to take a control of your nafs(self) and put it into right path.it plays very important role <text:s/></text:span><text:span text:style-name="T80">spiritual</text:span><text:span text:style-name="T82">ly </text:span><text:span text:style-name="T80">,This <text:s/>game is </text:span><text:span text:style-name="T81">all</text:span><text:span text:style-name="T80"> about your mind and heart if you know how to put them in the right way and in the divine of Allah,Than the person </text:span><text:span text:style-name="T81">automatically</text:span><text:span text:style-name="T80"> start doing the good deeds and try his best to become a good Muslim.</text:span></text:p>
      <text:p text:style-name="P25"><text:span text:style-name="T80">A</text:span><text:span text:style-name="T76">s we are Muslim and by accepting the term</text:span><text:span text:style-name="T82">s</text:span><text:span text:style-name="T76"> and condition of Islam does not mean we become proper Muslim,There are some acts and action we have to take to prove our selfs that we are the </text:span><text:span text:style-name="T82">Muslims</text:span><text:span text:style-name="T76"> and this is a actual a race in <text:s/>becoming ones and good ones near to </text:span><text:soft-page-break/><text:span text:style-name="T76">Allah and we can do this by following the path by islam and our Prophet (PBUH).Muslim must follow all rules of islam because Islam teach us how to live life,what is good and what is bad for you,your family and for society,Now the person him/her self take the control of there own that what is good for me and the people around me and it can be done by taking control of yourself pure your heart and mind for Allah.</text:span><text:span text:style-name="T82">If we take example of tazkia its just like the purring the plant from other plants which are harmful towards it,In the same way our nafs is our plant and we pure it from spiritual diseases or desire and proceed it towards the Allah.</text:span></text:p>
      <text:p text:style-name="P26"><text:span text:style-name="T76">I think it is the battle with our-self that what we control our mind and heart sto</text:span><text:span text:style-name="T83">ps</text:span><text:span text:style-name="T76"> it from sins and this battle i</text:span><text:span text:style-name="T84">s</text:span><text:span text:style-name="T76"> called </text:span><text:span text:style-name="T85">jihad bin nafs.</text:span></text:p>
      <text:p text:style-name="P27"><text:span text:style-name="T87"><text:s/></text:span><text:span text:style-name="T88">Islam teaches us how to make discipline in <text:s/>life and how to create peace around you <text:s/>is the tazkia al-nafas which help us in controlling our life and maintaining discipline and proceed our selfs towards to Allah.</text:span><text:span text:style-name="T89">There are some ayats for tazkia in which few are</text:span></text:p>
      <text:p text:style-name="P23">In Quran:</text:p>
      <text:p text:style-name="P23"/>
      <text:p text:style-name="P31"><text:span text:style-name="T90">1)”</text:span><text:span text:style-name="T91">Gardens of perpetual residence beneath which rivers flow, wherein they abide eternally. And that is the reward of one who purifies (tazkiah) himself.</text:span><text:span text:style-name="T90">”</text:span></text:p>
      <text:p text:style-name="P35"><text:span text:style-name="T11">— </text:span><text:span text:style-name="Citation"><text:span text:style-name="T12">Taha: 76</text:span></text:span></text:p>
      <text:p text:style-name="P35"><text:span text:style-name="Citation"><text:span text:style-name="T12"/></text:span></text:p>
      <text:p text:style-name="P35"><text:span text:style-name="Citation"><text:span text:style-name="T15">2)”</text:span></text:span><text:span text:style-name="Citation"><text:span text:style-name="T14">It is He who has sent among the unlettered a Messenger from themselves reciting to them His verses and purifying (tazkiah) them and teaching them the Book and wisdom - although they were before in clear error.</text:span></text:span><text:span text:style-name="Citation"><text:span text:style-name="T15">”</text:span></text:span></text:p>
      <text:p text:style-name="P35"><text:soft-page-break/><text:span text:style-name="T11">— </text:span><text:span text:style-name="Citation"><text:span text:style-name="T12">Al-Jumm'ah: 2</text:span></text:span></text:p>
      <text:p text:style-name="P35"><text:span text:style-name="Citation"><text:span text:style-name="T13"/></text:span></text:p>
      <text:p text:style-name="P5"><text:span text:style-name="Citation"><text:span text:style-name="T15">3)”</text:span></text:span><text:span text:style-name="Citation"><text:span text:style-name="T13">But what would make you perceive, [O Muhammad], that perhaps he might be purified. (tazkiah)</text:span></text:span><text:span text:style-name="Citation"><text:span text:style-name="T15">”</text:span></text:span></text:p>
      <text:p text:style-name="P8"><text:span text:style-name="T11">— </text:span><text:span text:style-name="Citation"><text:span text:style-name="T12">Abasa: 3</text:span></text:span></text:p>
      <text:p text:style-name="P9"><text:span text:style-name="T2">4)</text:span><text:span text:style-name="T1">“</text:span>And not upon you [is any blame] if he will not be purified (tazkiah).”</text:p>
      <text:p text:style-name="P6"><text:span text:style-name="T17">— </text:span><text:span text:style-name="Citation"><text:span text:style-name="T19">Abasa</text:span></text:span></text:p>
      <text:p text:style-name="P6"><text:span text:style-name="Citation"><text:span text:style-name="T19"/></text:span></text:p>
      <text:p text:style-name="P6"><text:span text:style-name="Citation"><text:span text:style-name="T19"/></text:span></text:p>
      <text:p text:style-name="P7"><text:span text:style-name="Citation"><text:span text:style-name="T26">CONCEPT OF GOOD AND EVIL(Khair or shaar:</text:span></text:span></text:p>
      <text:p text:style-name="P37"><text:span text:style-name="Citation"><text:span text:style-name="T47">The Qur'anic philosophy of good and evil is based on man's nature. It is the Qur'an's assertion that it has provided knowledge and guidance for all moral virtues and beliefs. It has exhorted man to be virtuous and avoid vices, the knowledge of both being inherent in him and not imposed from outside his personality. It has reminded man of things which are innate in him, which he often ignores for the immediate accomplishment of his worldly desires.</text:span></text:span></text:p>
      <text:p text:style-name="P36">Highest Good: The Unity Of God</text:p>
      <text:p text:style-name="P36">According to the Holy Qur'an, the highest good is the belief in the unity and providence of Allah and this belief is the pre-requisite of Islamic commandments. This concept is the fountainhead of good <text:soft-page-break/>conduct and morality. It is the divine sanctuary of all good without which no good or virtue is safe and incorruptible. The Holy Prophet (sws) explained its importance when he was asked `which act is the best?'. The reply was `Belief in Allah'. When another Companion of the Prophet (sws) asked `which sin is most henious in the eyes of Allah?', the Prophet (sws) named the act of setting up another god beside Allah although the latter had created man. As all the messengers of Allah were inspired by the same divine source, Christ also gave a similar reply, as is contained in the Bible. When one of the scribes asked him, `which is the first commandment of Allah?' he answered:</text:p>
      <text:p text:style-name="P36">"The first of all the commandments is `Hear! O Israel; The Lord our God is one Lord, and thou shalt love the Lord with all thy heart, and with all thy soul, and with all thy mind, and with all thy strength; this is the first commandment." (Mark 12:29-30)</text:p>
      <text:p text:style-name="P36">The highest good has so thoroughly permeated man's nature that the Holy Qur'an says that Allah created the souls of the sons of Adam and got a solemn pledge from them that they would accept Allah alone to be their Lord, the Bounteous. This was done lest man may put up an excuse on the Day of Judgement that he was not aware of it. Surah Aaraaf reads thus:</text:p>
      <text:p text:style-name="P36">"And when thy Lord took from the children of Adam, from their loins, their seed, and made them testify upon themselves, `Am I not your Lord'? They said, `Yes we testify' lest you should say on the Day of Resurrection, `As for us, we were unaware of this'." (7:172)</text:p>
      <text:p text:style-name="P6"><text:span text:style-name="Citation"><text:span text:style-name="T16"/></text:span></text:p>
      <text:p text:style-name="P6"><text:span text:style-name="Citation"><text:span text:style-name="T16"/></text:span></text:p>
      <text:p text:style-name="P7"><text:span text:style-name="Citation"><text:span text:style-name="T39">Source of Ethical Values:</text:span></text:span></text:p>
      <text:h text:style-name="P1" text:outline-level="2"><text:bookmark text:name="values"/><text:soft-page-break/><text:a xlink:type="simple" xlink:href="https://www.al-islam.org/history-muslim-philosophy-volume-1-book-2/chapter-8-ethical-teachings-quran#values" office:name="values" text:style-name="Internet_20_link" text:visited-style-name="Visited_20_Internet_20_Link"><text:span text:style-name="Citation"><text:span text:style-name="T56">Values</text:span></text:span></text:a></text:h>
      <text:p text:style-name="P33">As it has been explained in the preceding chapter, the real goal of man, according to the Qur'an, is the assimilation of divine attributes. These attri­butes, as also shown in the same chapter, can be summarized as life, eternity, unity, power, truth, beauty, justice, love, and goodness.</text:p>
      <text:h text:style-name="P2" text:outline-level="3"><text:bookmark text:name="life"/><text:a xlink:type="simple" xlink:href="https://www.al-islam.org/history-muslim-philosophy-volume-1-book-2/chapter-8-ethical-teachings-quran#life" office:name="life" text:style-name="Internet_20_link" text:visited-style-name="Visited_20_Internet_20_Link"><text:span text:style-name="T59">Life</text:span></text:a></text:h>
      <text:p text:style-name="P34"><text:span text:style-name="T10">God is the living one Himself</text:span><text:bookmark text:name="fref_4ea0a9ca_1"/><text:a xlink:type="simple" xlink:href="https://www.al-islam.org/history-muslim-philosophy-volume-1-book-2/chapter-8-ethical-teachings-quran#f_4ea0a9ca_1" text:style-name="Internet_20_link" text:visited-style-name="Visited_20_Internet_20_Link"><text:span text:style-name="T59">1</text:span></text:a><text:span text:style-name="T10"> and gives life to others.</text:span><text:bookmark text:name="fref_8f635d28_2"/><text:a xlink:type="simple" xlink:href="https://www.al-islam.org/history-muslim-philosophy-volume-1-book-2/chapter-8-ethical-teachings-quran#f_8f635d28_2" text:style-name="Internet_20_link" text:visited-style-name="Visited_20_Internet_20_Link"><text:span text:style-name="T59">2</text:span></text:a><text:span text:style-name="T10"> The moral laws enunciated in the Qur'an are life‑giving and life‑enriching</text:span><text:bookmark text:name="fref_00bfb181_3"/><text:a xlink:type="simple" xlink:href="https://www.al-islam.org/history-muslim-philosophy-volume-1-book-2/chapter-8-ethical-teachings-quran#f_00bfb181_3" text:style-name="Internet_20_link" text:visited-style-name="Visited_20_Internet_20_Link"><text:span text:style-name="T59">3</text:span></text:a><text:span text:style-name="T10"> and, therefore, by living in this world in accordance with these laws man is able to realize one of God's attributes. If anyone saved a life, it would be as if he saved the life of the whole people.</text:span><text:bookmark text:name="fref_de9347b0_4"/><text:a xlink:type="simple" xlink:href="https://www.al-islam.org/history-muslim-philosophy-volume-1-book-2/chapter-8-ethical-teachings-quran#f_de9347b0_4" text:style-name="Internet_20_link" text:visited-style-name="Visited_20_Internet_20_Link"><text:span text:style-name="T59">4</text:span></text:a><text:span text:style-name="T10"> On the social plane, the importance of life on this earth is duly emphasized.</text:span></text:p>
      <text:p text:style-name="P34"><text:span text:style-name="T10">The ideal of the Qur'an is to develop a healthy social organization which traverses the middle path of rectitude avoiding all forms of extreme.</text:span><text:bookmark text:name="fref_b9c42446_5"/><text:a xlink:type="simple" xlink:href="https://www.al-islam.org/history-muslim-philosophy-volume-1-book-2/chapter-8-ethical-teachings-quran#f_b9c42446_5" text:style-name="Internet_20_link" text:visited-style-name="Visited_20_Internet_20_Link"><text:span text:style-name="T59">5</text:span></text:a><text:span text:style-name="T10"> People are to partake of the good things of the world</text:span><text:bookmark text:name="fref_a6a2edeb_6"/><text:a xlink:type="simple" xlink:href="https://www.al-islam.org/history-muslim-philosophy-volume-1-book-2/chapter-8-ethical-teachings-quran#f_a6a2edeb_6" text:style-name="Internet_20_link" text:visited-style-name="Visited_20_Internet_20_Link"><text:span text:style-name="T59">6</text:span></text:a><text:span text:style-name="T10"> and wear beautiful apparel, to eat and drink without going to excess,</text:span><text:bookmark text:name="fref_75fd0699_7"/><text:a xlink:type="simple" xlink:href="https://www.al-islam.org/history-muslim-philosophy-volume-1-book-2/chapter-8-ethical-teachings-quran#f_75fd0699_7" text:style-name="Internet_20_link" text:visited-style-name="Visited_20_Internet_20_Link"><text:span text:style-name="T59">7</text:span></text:a><text:span text:style-name="T10"> and for this reason monasticism which implies denial of life on this earth is condemned as being incompatible with human nature.</text:span><text:bookmark text:name="fref_389d1cee_8"/><text:a xlink:type="simple" xlink:href="https://www.al-islam.org/history-muslim-philosophy-volume-1-book-2/chapter-8-ethical-teachings-quran#f_389d1cee_8" text:style-name="Internet_20_link" text:visited-style-name="Visited_20_Internet_20_Link"><text:span text:style-name="T59">8</text:span></text:a><text:span text:style-name="T10"> Man is advised not to forget his portion in the life of this world.</text:span><text:bookmark text:name="fref_b1c847fc_9"/><text:a xlink:type="simple" xlink:href="https://www.al-islam.org/history-muslim-philosophy-volume-1-book-2/chapter-8-ethical-teachings-quran#f_b1c847fc_9" text:style-name="Internet_20_link" text:visited-style-name="Visited_20_Internet_20_Link"><text:span text:style-name="T59">9</text:span></text:a><text:span text:style-name="T10"> Wealth and property are good things to be enjoyed and appreciated and are blessings of God</text:span><text:bookmark text:name="fref_d90fc42c_10"/><text:a xlink:type="simple" xlink:href="https://www.al-islam.org/history-muslim-philosophy-volume-1-book-2/chapter-8-ethical-teachings-quran#f_d90fc42c_10" text:style-name="Internet_20_link" text:visited-style-name="Visited_20_Internet_20_Link"><text:span text:style-name="T59">10</text:span></text:a><text:span text:style-name="T10"> which make life smooth and comfortable.</text:span><text:bookmark text:name="fref_135be758_11"/><text:a xlink:type="simple" xlink:href="https://www.al-islam.org/history-muslim-philosophy-volume-1-book-2/chapter-8-ethical-teachings-quran#f_135be758_11" text:style-name="Internet_20_link" text:visited-style-name="Visited_20_Internet_20_Link"><text:span text:style-name="T59">11</text:span></text:a></text:p>
      <text:p text:style-name="P34"><text:soft-page-break/><text:span text:style-name="T10">The life of the present world is no doubt significant and purposive,</text:span><text:bookmark text:name="fref_a5d990fa_12"/><text:a xlink:type="simple" xlink:href="https://www.al-islam.org/history-muslim-philosophy-volume-1-book-2/chapter-8-ethical-teachings-quran#f_a5d990fa_12" text:style-name="Internet_20_link" text:visited-style-name="Visited_20_Internet_20_Link"><text:span text:style-name="T59">12</text:span></text:a><text:span text:style-name="T10"> but it’s purposes are directed towards the good of future life, for the real abode of life is in the hereafter.</text:span><text:bookmark text:name="fref_59554916_13"/><text:a xlink:type="simple" xlink:href="https://www.al-islam.org/history-muslim-philosophy-volume-1-book-2/chapter-8-ethical-teachings-quran#f_59554916_13" text:style-name="Internet_20_link" text:visited-style-name="Visited_20_Internet_20_Link"><text:span text:style-name="T59">13</text:span></text:a><text:span text:style-name="T10"> God created life and death to test which of the people are best in point of deed.</text:span><text:bookmark text:name="fref_1c5df4fa_14"/><text:a xlink:type="simple" xlink:href="https://www.al-islam.org/history-muslim-philosophy-volume-1-book-2/chapter-8-ethical-teachings-quran#f_1c5df4fa_14" text:style-name="Internet_20_link" text:visited-style-name="Visited_20_Internet_20_Link"><text:span text:style-name="T59">14</text:span></text:a><text:span text:style-name="T10"> The present world is a place of sojourn and a place of departure;</text:span><text:bookmark text:name="fref_f54ee62a_15"/><text:a xlink:type="simple" xlink:href="https://www.al-islam.org/history-muslim-philosophy-volume-1-book-2/chapter-8-ethical-teachings-quran#f_f54ee62a_15" text:style-name="Internet_20_link" text:visited-style-name="Visited_20_Internet_20_Link"><text:span text:style-name="T59">15</text:span></text:a><text:span text:style-name="T10"> its enjoyments are short</text:span><text:bookmark text:name="fref_82f680ce_16"/><text:a xlink:type="simple" xlink:href="https://www.al-islam.org/history-muslim-philosophy-volume-1-book-2/chapter-8-ethical-teachings-quran#f_82f680ce_16" text:style-name="Internet_20_link" text:visited-style-name="Visited_20_Internet_20_Link"><text:span text:style-name="T59">16</text:span></text:a><text:span text:style-name="T10"> and comforts are few,</text:span><text:bookmark text:name="fref_663dd5f7_17"/><text:a xlink:type="simple" xlink:href="https://www.al-islam.org/history-muslim-philosophy-volume-1-book-2/chapter-8-ethical-teachings-quran#f_663dd5f7_17" text:style-name="Internet_20_link" text:visited-style-name="Visited_20_Internet_20_Link"><text:span text:style-name="T59">17</text:span></text:a><text:span text:style-name="T10"> while as compared with these the life in the hereafter is better and more enduring.</text:span><text:bookmark text:name="fref_6568908b_18"/><text:a xlink:type="simple" xlink:href="https://www.al-islam.org/history-muslim-philosophy-volume-1-book-2/chapter-8-ethical-teachings-quran#f_6568908b_18" text:style-name="Internet_20_link" text:visited-style-name="Visited_20_Internet_20_Link"><text:span text:style-name="T59">18</text:span></text:a></text:p>
      <text:p text:style-name="P34"><text:span text:style-name="T10">It is best for the righteous</text:span><text:bookmark text:name="fref_82f680ce_19"/><text:a xlink:type="simple" xlink:href="https://www.al-islam.org/history-muslim-philosophy-volume-1-book-2/chapter-8-ethical-teachings-quran#f_82f680ce_19" text:style-name="Internet_20_link" text:visited-style-name="Visited_20_Internet_20_Link"><text:span text:style-name="T59">19</text:span></text:a><text:span text:style-name="T10"> and will last forever.</text:span><text:bookmark text:name="fref_4c467f8c_20"/><text:a xlink:type="simple" xlink:href="https://www.al-islam.org/history-muslim-philosophy-volume-1-book-2/chapter-8-ethical-teachings-quran#f_4c467f8c_20" text:style-name="Internet_20_link" text:visited-style-name="Visited_20_Internet_20_Link"><text:span text:style-name="T59">20</text:span></text:a><text:span text:style-name="T10"> The present life and the future life, however, are to be viewed as a unity, for man's creation here and his resurrection later on are events related to an individual soul.</text:span><text:bookmark text:name="fref_64a1332e_21"/><text:a xlink:type="simple" xlink:href="https://www.al-islam.org/history-muslim-philosophy-volume-1-book-2/chapter-8-ethical-teachings-quran#f_64a1332e_21" text:style-name="Internet_20_link" text:visited-style-name="Visited_20_Internet_20_Link"><text:span text:style-name="T59">21</text:span></text:a><text:span text:style-name="T10"> In fact, life on this earth is a preparation for the life hereafter.</text:span><text:bookmark text:name="fref_98df86a0_22"/><text:a xlink:type="simple" xlink:href="https://www.al-islam.org/history-muslim-philosophy-volume-1-book-2/chapter-8-ethical-teachings-quran#f_98df86a0_22" text:style-name="Internet_20_link" text:visited-style-name="Visited_20_Internet_20_Link"><text:span text:style-name="T59">22</text:span></text:a><text:span text:style-name="T10"> The good works that we do here in this life will run before us to illumine our path in the here­after</text:span><text:bookmark text:name="fref_a8fb5ce8_23"/><text:a xlink:type="simple" xlink:href="https://www.al-islam.org/history-muslim-philosophy-volume-1-book-2/chapter-8-ethical-teachings-quran#f_a8fb5ce8_23" text:style-name="Internet_20_link" text:visited-style-name="Visited_20_Internet_20_Link"><text:span text:style-name="T59">23</text:span></text:a><text:span text:style-name="T10"> where we shall have full opportunity to develop our spiritual light to ever greater perfection.</text:span><text:bookmark text:name="fref_841df14f_24"/><text:a xlink:type="simple" xlink:href="https://www.al-islam.org/history-muslim-philosophy-volume-1-book-2/chapter-8-ethical-teachings-quran#f_841df14f_24" text:style-name="Internet_20_link" text:visited-style-name="Visited_20_Internet_20_Link"><text:span text:style-name="T59">24</text:span></text:a></text:p>
      <text:h text:style-name="P2" text:outline-level="3"><text:bookmark text:name="eternity"/><text:a xlink:type="simple" xlink:href="https://www.al-islam.org/history-muslim-philosophy-volume-1-book-2/chapter-8-ethical-teachings-quran#eternity" office:name="eternity" text:style-name="Internet_20_link" text:visited-style-name="Visited_20_Internet_20_Link"><text:span text:style-name="T59">Eternity</text:span></text:a></text:h>
      <text:p text:style-name="P34"><text:span text:style-name="T10">This attribute in its fullness is exclusively God's and man is created within time for a stated term;</text:span><text:bookmark text:name="fref_ade22271_25"/><text:a xlink:type="simple" xlink:href="https://www.al-islam.org/history-muslim-philosophy-volume-1-book-2/chapter-8-ethical-teachings-quran#f_ade22271_25" text:style-name="Internet_20_link" text:visited-style-name="Visited_20_Internet_20_Link"><text:span text:style-name="T59">25</text:span></text:a><text:span text:style-name="T10"> yet he has within himself a deep craving for eternity and for a kingdom that never fails or ends.</text:span><text:bookmark text:name="fref_a494406f_26"/><text:a xlink:type="simple" xlink:href="https://www.al-islam.org/history-muslim-philosophy-volume-1-book-2/chapter-8-ethical-teachings-quran#f_a494406f_26" text:style-name="Internet_20_link" text:visited-style-name="Visited_20_Internet_20_Link"><text:span text:style-name="T59">26</text:span></text:a><text:span text:style-name="T10"> Though finite and temporal, man does not and cannot rest content with that. The way is open for the finite and temporal man to attain life everlasting.</text:span><text:bookmark text:name="fref_7dac7a8f_27"/><text:a xlink:type="simple" xlink:href="https://www.al-islam.org/history-muslim-philosophy-volume-1-book-2/chapter-8-ethical-teachings-quran#f_7dac7a8f_27" text:style-name="Internet_20_link" text:visited-style-name="Visited_20_Internet_20_Link"><text:span text:style-name="T59">27</text:span></text:a></text:p>
      <text:h text:style-name="P2" text:outline-level="3"><text:bookmark text:name="unity"/><text:soft-page-break/><text:a xlink:type="simple" xlink:href="https://www.al-islam.org/history-muslim-philosophy-volume-1-book-2/chapter-8-ethical-teachings-quran#unity" office:name="unity" text:style-name="Internet_20_link" text:visited-style-name="Visited_20_Internet_20_Link"><text:span text:style-name="T59">Unity</text:span></text:a></text:h>
      <text:p text:style-name="P34"><text:span text:style-name="T10">The greatest emphasis in the Qur'an is on the unity of God which implies belief in the divine causality and the presence of moral order in the universe where people are judged according to the merit of their deeds</text:span><text:bookmark text:name="fref_7944c627_28"/><text:a xlink:type="simple" xlink:href="https://www.al-islam.org/history-muslim-philosophy-volume-1-book-2/chapter-8-ethical-teachings-quran#f_7944c627_28" text:style-name="Internet_20_link" text:visited-style-name="Visited_20_Internet_20_Link"><text:span text:style-name="T59">28</text:span></text:a><text:span text:style-name="T10"> and not arbitrarily.</text:span><text:bookmark text:name="fref_a3db0427_29"/><text:a xlink:type="simple" xlink:href="https://www.al-islam.org/history-muslim-philosophy-volume-1-book-2/chapter-8-ethical-teachings-quran#f_a3db0427_29" text:style-name="Internet_20_link" text:visited-style-name="Visited_20_Internet_20_Link"><text:span text:style-name="T59">29</text:span></text:a><text:span text:style-name="T10"> This moral order works without any favour not only in the case of individuals but also in the case of societies and peoples.</text:span><text:bookmark text:name="fref_2cdfa226_30"/><text:a xlink:type="simple" xlink:href="https://www.al-islam.org/history-muslim-philosophy-volume-1-book-2/chapter-8-ethical-teachings-quran#f_2cdfa226_30" text:style-name="Internet_20_link" text:visited-style-name="Visited_20_Internet_20_Link"><text:span text:style-name="T59">30</text:span></text:a><text:span text:style-name="T10"> God has entered into covenant with men within the limits of this moral order with men as such and not with particular nations or races.</text:span><text:bookmark text:name="fref_87c43190_31"/><text:a xlink:type="simple" xlink:href="https://www.al-islam.org/history-muslim-philosophy-volume-1-book-2/chapter-8-ethical-teachings-quran#f_87c43190_31" text:style-name="Internet_20_link" text:visited-style-name="Visited_20_Internet_20_Link"><text:span text:style-name="T59">31</text:span></text:a></text:p>
      <text:p text:style-name="P34"><text:span text:style-name="T10">Unity, as one of the ideals of man, implies unity in the internal life of man, a co‑ordination of reason, will, and action. It requires complete control of one's passions and lust. It also stands for the unity of profession and practice. Faith in God is the necessary prerequisite of moral life, but it should not be mere verbal acceptance;</text:span><text:bookmark text:name="fref_23a6c52a_32"/><text:a xlink:type="simple" xlink:href="https://www.al-islam.org/history-muslim-philosophy-volume-1-book-2/chapter-8-ethical-teachings-quran#f_23a6c52a_32" text:style-name="Internet_20_link" text:visited-style-name="Visited_20_Internet_20_Link"><text:span text:style-name="T59">32</text:span></text:a><text:span text:style-name="T10"> it must be accompanied by good deeds,</text:span><text:bookmark text:name="fref_9023958b_33"/><text:a xlink:type="simple" xlink:href="https://www.al-islam.org/history-muslim-philosophy-volume-1-book-2/chapter-8-ethical-teachings-quran#f_9023958b_33" text:style-name="Internet_20_link" text:visited-style-name="Visited_20_Internet_20_Link"><text:span text:style-name="T59">33</text:span></text:a><text:span text:style-name="T10"> implying an attitude of mind which is motivated by a complete submission to God's will.</text:span><text:bookmark text:name="fref_f2ebdc75_34"/><text:a xlink:type="simple" xlink:href="https://www.al-islam.org/history-muslim-philosophy-volume-1-book-2/chapter-8-ethical-teachings-quran#f_f2ebdc75_34" text:style-name="Internet_20_link" text:visited-style-name="Visited_20_Internet_20_Link"><text:span text:style-name="T59">34</text:span></text:a><text:span text:style-name="T10"> Poets generally say what they do not practise,</text:span><text:bookmark text:name="fref_32ef0d19_35"/><text:a xlink:type="simple" xlink:href="https://www.al-islam.org/history-muslim-philosophy-volume-1-book-2/chapter-8-ethical-teachings-quran#f_32ef0d19_35" text:style-name="Internet_20_link" text:visited-style-name="Visited_20_Internet_20_Link"><text:span text:style-name="T59">35</text:span></text:a><text:span text:style-name="T10"> and hypocrites say with their tongues what is not in their hearts,</text:span><text:bookmark text:name="fref_0fee2e82_36"/><text:a xlink:type="simple" xlink:href="https://www.al-islam.org/history-muslim-philosophy-volume-1-book-2/chapter-8-ethical-teachings-quran#f_0fee2e82_36" text:style-name="Internet_20_link" text:visited-style-name="Visited_20_Internet_20_Link"><text:span text:style-name="T59">36</text:span></text:a><text:span text:style-name="T10"> but all believing men and women are truthful in their words and deeds.</text:span><text:bookmark text:name="fref_a29801c3_37"/><text:a xlink:type="simple" xlink:href="https://www.al-islam.org/history-muslim-philosophy-volume-1-book-2/chapter-8-ethical-teachings-quran#f_a29801c3_37" text:style-name="Internet_20_link" text:visited-style-name="Visited_20_Internet_20_Link"><text:span text:style-name="T59">37</text:span></text:a></text:p>
      <text:p text:style-name="P34"><text:span text:style-name="T10">Externally, the ideal of unity demands that men should develop a healthy social organization which traverses the middle path of rectitude avoiding all forms of extreme.</text:span><text:bookmark text:name="fref_b9c42446_38"/><text:a xlink:type="simple" xlink:href="https://www.al-islam.org/history-muslim-philosophy-volume-1-book-2/chapter-8-ethical-teachings-quran#f_b9c42446_38" text:style-name="Internet_20_link" text:visited-style-name="Visited_20_Internet_20_Link"><text:span text:style-name="T59">38</text:span></text:a><text:span text:style-name="T10"> The righteous are advised to get together and strive, so that tumult, oppression, and mischief are removed from the face of the earth.</text:span><text:bookmark text:name="fref_ad82b524_39"/><text:a xlink:type="simple" xlink:href="https://www.al-islam.org/history-muslim-philosophy-volume-1-book-2/chapter-8-ethical-teachings-quran#f_ad82b524_39" text:style-name="Internet_20_link" text:visited-style-name="Visited_20_Internet_20_Link"><text:span text:style-name="T59">39</text:span></text:a></text:p>
      <text:p text:style-name="P34"><text:soft-page-break/><text:span text:style-name="T10">This ideal of unity also implies peace and harmony among members of a family. A woman is a mate for man so that both may dwell in tranquillity with an attitude of mutual love and kindness;</text:span><text:bookmark text:name="fref_55031b95_40"/><text:a xlink:type="simple" xlink:href="https://www.al-islam.org/history-muslim-philosophy-volume-1-book-2/chapter-8-ethical-teachings-quran#f_55031b95_40" text:style-name="Internet_20_link" text:visited-style-name="Visited_20_Internet_20_Link"><text:span text:style-name="T59">40</text:span></text:a><text:span text:style-name="T10"> each is like a garment for the other</text:span><text:bookmark text:name="fref_3433a70a_41"/><text:a xlink:type="simple" xlink:href="https://www.al-islam.org/history-muslim-philosophy-volume-1-book-2/chapter-8-ethical-teachings-quran#f_3433a70a_41" text:style-name="Internet_20_link" text:visited-style-name="Visited_20_Internet_20_Link"><text:span text:style-name="T59">41</text:span></text:a><text:span text:style-name="T10"> for mutual support, mutual comfort, and mutual protection. It is the duty of man to live with woman on a footing of kindness and equity.</text:span><text:bookmark text:name="fref_64e1cda5_42"/><text:a xlink:type="simple" xlink:href="https://www.al-islam.org/history-muslim-philosophy-volume-1-book-2/chapter-8-ethical-teachings-quran#f_64e1cda5_42" text:style-name="Internet_20_link" text:visited-style-name="Visited_20_Internet_20_Link"><text:span text:style-name="T59">42</text:span></text:a><text:span text:style-name="T10"> Unity also implies that members of a national or ideological group should develop ties of intimate relationship among themselves so that the ideal of an organic whole may be realized in a broader context.</text:span></text:p>
      <text:p text:style-name="P34"><text:span text:style-name="T10">The Qur'an says that all Muslims are brothers</text:span><text:bookmark text:name="fref_7986c065_43"/><text:a xlink:type="simple" xlink:href="https://www.al-islam.org/history-muslim-philosophy-volume-1-book-2/chapter-8-ethical-teachings-quran#f_7986c065_43" text:style-name="Internet_20_link" text:visited-style-name="Visited_20_Internet_20_Link"><text:span text:style-name="T59">43</text:span></text:a><text:span text:style-name="T10"> and have great love and affection among themselves.</text:span><text:bookmark text:name="fref_e47ba1b1_44"/><text:a xlink:type="simple" xlink:href="https://www.al-islam.org/history-muslim-philosophy-volume-1-book-2/chapter-8-ethical-teachings-quran#f_e47ba1b1_44" text:style-name="Internet_20_link" text:visited-style-name="Visited_20_Internet_20_Link"><text:span text:style-name="T59">44</text:span></text:a><text:span text:style-name="T10"> No excuse should be allowed to stand in the way of doing good or making peace between different persons.</text:span><text:bookmark text:name="fref_bfe34f15_45"/><text:a xlink:type="simple" xlink:href="https://www.al-islam.org/history-muslim-philosophy-volume-1-book-2/chapter-8-ethical-teachings-quran#f_bfe34f15_45" text:style-name="Internet_20_link" text:visited-style-name="Visited_20_Internet_20_Link"><text:span text:style-name="T59">45</text:span></text:a><text:span text:style-name="T10"> Every effort should be made to bring about con­ciliation between men,</text:span><text:bookmark text:name="fref_b22d7f0a_46"/><text:a xlink:type="simple" xlink:href="https://www.al-islam.org/history-muslim-philosophy-volume-1-book-2/chapter-8-ethical-teachings-quran#f_b22d7f0a_46" text:style-name="Internet_20_link" text:visited-style-name="Visited_20_Internet_20_Link"><text:span text:style-name="T59">46</text:span></text:a><text:span text:style-name="T10"> yet we should co‑operate in righteousness and piety, not in sin and rancour.</text:span><text:bookmark text:name="fref_ffd5917e_47"/><text:a xlink:type="simple" xlink:href="https://www.al-islam.org/history-muslim-philosophy-volume-1-book-2/chapter-8-ethical-teachings-quran#f_ffd5917e_47" text:style-name="Internet_20_link" text:visited-style-name="Visited_20_Internet_20_Link"><text:span text:style-name="T59">47</text:span></text:a><text:span text:style-name="T10"> We should be kind to those in need, to neighbours, and to the wayfarers.</text:span><text:bookmark text:name="fref_15a2f8e0_48"/><text:a xlink:type="simple" xlink:href="https://www.al-islam.org/history-muslim-philosophy-volume-1-book-2/chapter-8-ethical-teachings-quran#f_15a2f8e0_48" text:style-name="Internet_20_link" text:visited-style-name="Visited_20_Internet_20_Link"><text:span text:style-name="T59">48</text:span></text:a></text:p>
      <text:p text:style-name="P34"><text:span text:style-name="T10">This attitude, of kindness and fairness is to be maintained and upheld even in the case of enemies and opponents.</text:span><text:bookmark text:name="fref_93729bbf_49"/><text:a xlink:type="simple" xlink:href="https://www.al-islam.org/history-muslim-philosophy-volume-1-book-2/chapter-8-ethical-teachings-quran#f_93729bbf_49" text:style-name="Internet_20_link" text:visited-style-name="Visited_20_Internet_20_Link"><text:span text:style-name="T59">49</text:span></text:a><text:span text:style-name="T10"> We should try to forgive those who plot against us and overlook their deeds,</text:span><text:bookmark text:name="fref_0c0bef61_50"/><text:a xlink:type="simple" xlink:href="https://www.al-islam.org/history-muslim-philosophy-volume-1-book-2/chapter-8-ethical-teachings-quran#f_0c0bef61_50" text:style-name="Internet_20_link" text:visited-style-name="Visited_20_Internet_20_Link"><text:span text:style-name="T59">50</text:span></text:a><text:span text:style-name="T10"> cover evil with pardon,</text:span><text:bookmark text:name="fref_0e90b011_51"/><text:a xlink:type="simple" xlink:href="https://www.al-islam.org/history-muslim-philosophy-volume-1-book-2/chapter-8-ethical-teachings-quran#f_0e90b011_51" text:style-name="Internet_20_link" text:visited-style-name="Visited_20_Internet_20_Link"><text:span text:style-name="T59">51</text:span></text:a><text:span text:style-name="T10"> and turn off evil with good.</text:span><text:bookmark text:name="fref_d98acf40_52"/><text:a xlink:type="simple" xlink:href="https://www.al-islam.org/history-muslim-philosophy-volume-1-book-2/chapter-8-ethical-teachings-quran#f_d98acf40_52" text:style-name="Internet_20_link" text:visited-style-name="Visited_20_Internet_20_Link"><text:span text:style-name="T59">52</text:span></text:a></text:p>
      <text:p text:style-name="P34"><text:span text:style-name="T10">This attitude of toleration is to be cultivated in our relation to people of other faiths. The Qur'an aims at establishing a peaceful social atmosphere where people belonging to other faiths can enjoy freedom of conscience and worship</text:span><text:bookmark text:name="fref_253ab6b0_53"/><text:a xlink:type="simple" xlink:href="https://www.al-islam.org/history-muslim-philosophy-volume-1-book-2/chapter-8-ethical-teachings-quran#f_253ab6b0_53" text:style-name="Internet_20_link" text:visited-style-name="Visited_20_Internet_20_Link"><text:span text:style-name="T59">53</text:span></text:a><text:span text:style-name="T10"> for which purpose the believers are urged to rise and fight against the oppressors so that </text:span><text:soft-page-break/><text:span text:style-name="T10">monasteries, churches, synagogues, and mosques in which the name of God is commemorated in abundant measure may not be pulled down.</text:span><text:bookmark text:name="fref_f9968d09_54"/><text:a xlink:type="simple" xlink:href="https://www.al-islam.org/history-muslim-philosophy-volume-1-book-2/chapter-8-ethical-teachings-quran#f_f9968d09_54" text:style-name="Internet_20_link" text:visited-style-name="Visited_20_Internet_20_Link"><text:span text:style-name="T59">54</text:span></text:a><text:span text:style-name="T10"> It unreservedly praises some of the people of the Book for their faith.</text:span><text:bookmark text:name="fref_bad32096_55"/><text:a xlink:type="simple" xlink:href="https://www.al-islam.org/history-muslim-philosophy-volume-1-book-2/chapter-8-ethical-teachings-quran#f_bad32096_55" text:style-name="Internet_20_link" text:visited-style-name="Visited_20_Internet_20_Link"><text:span text:style-name="T59">55</text:span></text:a></text:p>
      <text:p text:style-name="P34"><text:span text:style-name="T10">It is as a consequence of this attitude of tolerance that according to the Qur'an all those who believe in God and the Last Day and practice right­eousness, whether they are Muslims, Jews, Christians, or Sabaeans, shall get their reward from their Lord.</text:span><text:bookmark text:name="fref_a58a9faa_56"/><text:a xlink:type="simple" xlink:href="https://www.al-islam.org/history-muslim-philosophy-volume-1-book-2/chapter-8-ethical-teachings-quran#f_a58a9faa_56" text:style-name="Internet_20_link" text:visited-style-name="Visited_20_Internet_20_Link"><text:span text:style-name="T59">56</text:span></text:a><text:span text:style-name="T10"> The Qur'an gives an open invitation to the people of the Book to come together and work conjointly for the establishment of peace and social harmony based on the idea of the unity of God.</text:span><text:bookmark text:name="fref_af7271f7_57"/><text:a xlink:type="simple" xlink:href="https://www.al-islam.org/history-muslim-philosophy-volume-1-book-2/chapter-8-ethical-teachings-quran#f_af7271f7_57" text:style-name="Internet_20_link" text:visited-style-name="Visited_20_Internet_20_Link"><text:span text:style-name="T59">57</text:span></text:a></text:p>
      <text:p text:style-name="P34"><text:span text:style-name="T10">Above all, this ideal of unity leads to the conception of unity of the whole of humanity. Mankind was created from a single pair of a male and a female</text:span><text:bookmark text:name="fref_309cd6c0_58"/><text:a xlink:type="simple" xlink:href="https://www.al-islam.org/history-muslim-philosophy-volume-1-book-2/chapter-8-ethical-teachings-quran#f_309cd6c0_58" text:style-name="Internet_20_link" text:visited-style-name="Visited_20_Internet_20_Link"><text:span text:style-name="T59">58</text:span></text:a><text:span text:style-name="T10"> and from a single breath of life.</text:span><text:bookmark text:name="fref_e4c52754_59"/><text:a xlink:type="simple" xlink:href="https://www.al-islam.org/history-muslim-philosophy-volume-1-book-2/chapter-8-ethical-teachings-quran#f_e4c52754_59" text:style-name="Internet_20_link" text:visited-style-name="Visited_20_Internet_20_Link"><text:span text:style-name="T59">59</text:span></text:a><text:span text:style-name="T10"> All people are equal members of the human community;</text:span><text:bookmark text:name="fref_f757d80f_60"/><text:a xlink:type="simple" xlink:href="https://www.al-islam.org/history-muslim-philosophy-volume-1-book-2/chapter-8-ethical-teachings-quran#f_f757d80f_60" text:style-name="Internet_20_link" text:visited-style-name="Visited_20_Internet_20_Link"><text:span text:style-name="T59">60</text:span></text:a><text:span text:style-name="T10"> the only distinction recognized by the Qur'an is based on the degree of righteousness possessed by people.</text:span><text:bookmark text:name="fref_eabccfcc_61"/><text:a xlink:type="simple" xlink:href="https://www.al-islam.org/history-muslim-philosophy-volume-1-book-2/chapter-8-ethical-teachings-quran#f_eabccfcc_61" text:style-name="Internet_20_link" text:visited-style-name="Visited_20_Internet_20_Link"><text:span text:style-name="T59">61</text:span></text:a></text:p>
      <text:h text:style-name="P2" text:outline-level="3"><text:bookmark text:name="power"/><text:a xlink:type="simple" xlink:href="https://www.al-islam.org/history-muslim-philosophy-volume-1-book-2/chapter-8-ethical-teachings-quran#power" office:name="power" text:style-name="Internet_20_link" text:visited-style-name="Visited_20_Internet_20_Link"><text:span text:style-name="T59">Power</text:span></text:a></text:h>
      <text:p text:style-name="P34"><text:span text:style-name="T10">Power as a human ideal implies that man has the potentiality of assuming responsibility undertaken by him of his own accord.</text:span><text:bookmark text:name="fref_cbedb9c0_62"/><text:a xlink:type="simple" xlink:href="https://www.al-islam.org/history-muslim-philosophy-volume-1-book-2/chapter-8-ethical-teachings-quran#f_cbedb9c0_62" text:style-name="Internet_20_link" text:visited-style-name="Visited_20_Internet_20_Link"><text:span text:style-name="T59">62</text:span></text:a><text:span text:style-name="T10"> God breathed His Spirit into him</text:span><text:bookmark text:name="fref_82311be0_63"/><text:a xlink:type="simple" xlink:href="https://www.al-islam.org/history-muslim-philosophy-volume-1-book-2/chapter-8-ethical-teachings-quran#f_82311be0_63" text:style-name="Internet_20_link" text:visited-style-name="Visited_20_Internet_20_Link"><text:span text:style-name="T59">63</text:span></text:a><text:span text:style-name="T10"> and, therefore, made him His vicegerent on the earth.</text:span><text:bookmark text:name="fref_7bb9f4d0_64"/><text:a xlink:type="simple" xlink:href="https://www.al-islam.org/history-muslim-philosophy-volume-1-book-2/chapter-8-ethical-teachings-quran#f_7bb9f4d0_64" text:style-name="Internet_20_link" text:visited-style-name="Visited_20_Internet_20_Link"><text:span text:style-name="T59">64</text:span></text:a><text:span text:style-name="T10"> Everything in the universe was created subservient to him</text:span><text:bookmark text:name="fref_267ecda6_65"/><text:a xlink:type="simple" xlink:href="https://www.al-islam.org/history-muslim-philosophy-volume-1-book-2/chapter-8-ethical-teachings-quran#f_267ecda6_65" text:style-name="Internet_20_link" text:visited-style-name="Visited_20_Internet_20_Link"><text:span text:style-name="T59">65</text:span></text:a><text:span text:style-name="T10"> ‑ even the angels were ordered to </text:span><text:soft-page-break/><text:span text:style-name="T10">bow down to him.</text:span><text:bookmark text:name="fref_d298d095_66"/><text:a xlink:type="simple" xlink:href="https://www.al-islam.org/history-muslim-philosophy-volume-1-book-2/chapter-8-ethical-teachings-quran#f_d298d095_66" text:style-name="Internet_20_link" text:visited-style-name="Visited_20_Internet_20_Link"><text:span text:style-name="T59">66</text:span></text:a><text:span text:style-name="T10"> He was given a position of great honour in the universe and was elevated far above most of God's creations.</text:span><text:bookmark text:name="fref_45696d02_67"/><text:a xlink:type="simple" xlink:href="https://www.al-islam.org/history-muslim-philosophy-volume-1-book-2/chapter-8-ethical-teachings-quran#f_45696d02_67" text:style-name="Internet_20_link" text:visited-style-name="Visited_20_Internet_20_Link"><text:span text:style-name="T59">67</text:span></text:a></text:p>
      <text:p text:style-name="P34"><text:span text:style-name="T10">He has all the faculties that are necessary for his physical and spiritual development and can pass beyond the limits of the heavens and the earth with the power given to him by God.</text:span><text:bookmark text:name="fref_ac7485a0_68"/><text:a xlink:type="simple" xlink:href="https://www.al-islam.org/history-muslim-philosophy-volume-1-book-2/chapter-8-ethical-teachings-quran#f_ac7485a0_68" text:style-name="Internet_20_link" text:visited-style-name="Visited_20_Internet_20_Link"><text:span text:style-name="T59">68</text:span></text:a><text:span text:style-name="T10"> He is given the power to distinguish between good and evi1</text:span><text:bookmark text:name="fref_7cd239af_69"/><text:a xlink:type="simple" xlink:href="https://www.al-islam.org/history-muslim-philosophy-volume-1-book-2/chapter-8-ethical-teachings-quran#f_7cd239af_69" text:style-name="Internet_20_link" text:visited-style-name="Visited_20_Internet_20_Link"><text:span text:style-name="T59">69</text:span></text:a><text:span text:style-name="T10"> and, therefore, he alone is responsible for what he does.</text:span><text:bookmark text:name="fref_f992aa8d_70"/><text:a xlink:type="simple" xlink:href="https://www.al-islam.org/history-muslim-philosophy-volume-1-book-2/chapter-8-ethical-teachings-quran#f_f992aa8d_70" text:style-name="Internet_20_link" text:visited-style-name="Visited_20_Internet_20_Link"><text:span text:style-name="T59">70</text:span></text:a><text:span text:style-name="T10"> He is endowed with freedom of action, but his freedom is limited by the free causality of God.</text:span><text:bookmark text:name="fref_2de79544_71"/><text:a xlink:type="simple" xlink:href="https://www.al-islam.org/history-muslim-philosophy-volume-1-book-2/chapter-8-ethical-teachings-quran#f_2de79544_71" text:style-name="Internet_20_link" text:visited-style-name="Visited_20_Internet_20_Link"><text:span text:style-name="T59">71</text:span></text:a><text:span text:style-name="T10"> His responsibility is proportionate to his powers;</text:span><text:bookmark text:name="fref_8640c9b8_72"/><text:a xlink:type="simple" xlink:href="https://www.al-islam.org/history-muslim-philosophy-volume-1-book-2/chapter-8-ethical-teachings-quran#f_8640c9b8_72" text:style-name="Internet_20_link" text:visited-style-name="Visited_20_Internet_20_Link"><text:span text:style-name="T59">72</text:span></text:a><text:span text:style-name="T10"> he has been shown the path of righteousness and it is up to him to accept its lead or reject it.</text:span><text:bookmark text:name="fref_68093fd2_73"/><text:a xlink:type="simple" xlink:href="https://www.al-islam.org/history-muslim-philosophy-volume-1-book-2/chapter-8-ethical-teachings-quran#f_68093fd2_73" text:style-name="Internet_20_link" text:visited-style-name="Visited_20_Internet_20_Link"><text:span text:style-name="T59">73</text:span></text:a></text:p>
      <text:p text:style-name="P34"><text:span text:style-name="T10">Being created after the pattern of God's nature</text:span><text:bookmark text:name="fref_0e6eda46_74"/><text:a xlink:type="simple" xlink:href="https://www.al-islam.org/history-muslim-philosophy-volume-1-book-2/chapter-8-ethical-teachings-quran#f_0e6eda46_74" text:style-name="Internet_20_link" text:visited-style-name="Visited_20_Internet_20_Link"><text:span text:style-name="T59">74</text:span></text:a><text:span text:style-name="T10"> man is capable of develop­ing from one stage to the next higher stage.</text:span><text:bookmark text:name="fref_fa181fad_75"/><text:a xlink:type="simple" xlink:href="https://www.al-islam.org/history-muslim-philosophy-volume-1-book-2/chapter-8-ethical-teachings-quran#f_fa181fad_75" text:style-name="Internet_20_link" text:visited-style-name="Visited_20_Internet_20_Link"><text:span text:style-name="T59">75</text:span></text:a><text:span text:style-name="T10"> But this development involves struggle against the immoral forces of the external world which he is able to meet successfully with the co‑operation and help of God.</text:span><text:bookmark text:name="fref_60cab8df_76"/><text:a xlink:type="simple" xlink:href="https://www.al-islam.org/history-muslim-philosophy-volume-1-book-2/chapter-8-ethical-teachings-quran#f_60cab8df_76" text:style-name="Internet_20_link" text:visited-style-name="Visited_20_Internet_20_Link"><text:span text:style-name="T59">76</text:span></text:a></text:p>
      <text:p text:style-name="P34"><text:span text:style-name="T10">This effort of man is, however, viewed not in any exclusive spirit of otherworldliness.</text:span><text:bookmark text:name="fref_ebc2f79c_77"/><text:a xlink:type="simple" xlink:href="https://www.al-islam.org/history-muslim-philosophy-volume-1-book-2/chapter-8-ethical-teachings-quran#f_ebc2f79c_77" text:style-name="Internet_20_link" text:visited-style-name="Visited_20_Internet_20_Link"><text:span text:style-name="T59">77</text:span></text:a><text:span text:style-name="T10"> It is the primary duty of the believers to participate actively in the struggle for the establishment of asocial order based on peace, harmony, and justice</text:span><text:bookmark text:name="fref_35dfb6c0_78"/><text:a xlink:type="simple" xlink:href="https://www.al-islam.org/history-muslim-philosophy-volume-1-book-2/chapter-8-ethical-teachings-quran#f_35dfb6c0_78" text:style-name="Internet_20_link" text:visited-style-name="Visited_20_Internet_20_Link"><text:span text:style-name="T59">78</text:span></text:a><text:span text:style-name="T10"> in which everybody is equal beforre the law, and people in authority work out their policies after ascertaining the views of the people.</text:span><text:bookmark text:name="fref_6a5b5041_79"/><text:a xlink:type="simple" xlink:href="https://www.al-islam.org/history-muslim-philosophy-volume-1-book-2/chapter-8-ethical-teachings-quran#f_6a5b5041_79" text:style-name="Internet_20_link" text:visited-style-name="Visited_20_Internet_20_Link"><text:span text:style-name="T59">79</text:span></text:a></text:p>
      <text:p text:style-name="P34"><text:span text:style-name="T10">In this endeavour to realize the moral law in his individual and social life, man has often to contend against evil forces represented in the </text:span><text:soft-page-break/><text:span text:style-name="T10">person of Satan.</text:span><text:bookmark text:name="fref_19df91d4_80"/><text:a xlink:type="simple" xlink:href="https://www.al-islam.org/history-muslim-philosophy-volume-1-book-2/chapter-8-ethical-teachings-quran#f_19df91d4_80" text:style-name="Internet_20_link" text:visited-style-name="Visited_20_Internet_20_Link"><text:span text:style-name="T59">80</text:span></text:a><text:span text:style-name="T10"> But it is within his power to resist and overcome them.</text:span><text:bookmark text:name="fref_ce009d6a_81"/><text:a xlink:type="simple" xlink:href="https://www.al-islam.org/history-muslim-philosophy-volume-1-book-2/chapter-8-ethical-teachings-quran#f_ce009d6a_81" text:style-name="Internet_20_link" text:visited-style-name="Visited_20_Internet_20_Link"><text:span text:style-name="T59">81</text:span></text:a><text:span text:style-name="T10"> Though man is always prone to weakness and susceptible to seduction by the forces of evil, yet his weakness is rectifiable under the guidance of revelation,</text:span><text:bookmark text:name="fref_dd062235_82"/><text:a xlink:type="simple" xlink:href="https://www.al-islam.org/history-muslim-philosophy-volume-1-book-2/chapter-8-ethical-teachings-quran#f_dd062235_82" text:style-name="Internet_20_link" text:visited-style-name="Visited_20_Internet_20_Link"><text:span text:style-name="T59">82</text:span></text:a><text:span text:style-name="T10"> and such men as follow the law of righteousness shall be immune from these lapses.</text:span><text:bookmark text:name="fref_ce009d6a_83"/><text:a xlink:type="simple" xlink:href="https://www.al-islam.org/history-muslim-philosophy-volume-1-book-2/chapter-8-ethical-teachings-quran#f_ce009d6a_83" text:style-name="Internet_20_link" text:visited-style-name="Visited_20_Internet_20_Link"><text:span text:style-name="T59">83</text:span></text:a><text:span text:style-name="T10"> They shall never be afraid of anything</text:span><text:bookmark text:name="fref_481197f5_84"/><text:a xlink:type="simple" xlink:href="https://www.al-islam.org/history-muslim-philosophy-volume-1-book-2/chapter-8-ethical-teachings-quran#f_481197f5_84" text:style-name="Internet_20_link" text:visited-style-name="Visited_20_Internet_20_Link"><text:span text:style-name="T59">84</text:span></text:a><text:span text:style-name="T10"> or be cowardly in their behaviour.</text:span><text:bookmark text:name="fref_3cb8bb34_85"/><text:a xlink:type="simple" xlink:href="https://www.al-islam.org/history-muslim-philosophy-volume-1-book-2/chapter-8-ethical-teachings-quran#f_3cb8bb34_85" text:style-name="Internet_20_link" text:visited-style-name="Visited_20_Internet_20_Link"><text:span text:style-name="T59">85</text:span></text:a></text:p>
      <text:p text:style-name="P34"><text:span text:style-name="T10">The ideal of power demands that in order to establish a State on the basis of peace, freedom of thought, worship, belief, and expression, the morally ­orientated individuals will have to strive hard. Jihad or utmost striving</text:span><text:bookmark text:name="fref_3eab7658_86"/><text:a xlink:type="simple" xlink:href="https://www.al-islam.org/history-muslim-philosophy-volume-1-book-2/chapter-8-ethical-teachings-quran#f_3eab7658_86" text:style-name="Internet_20_link" text:visited-style-name="Visited_20_Internet_20_Link"><text:span text:style-name="T59">86</text:span></text:a><text:span text:style-name="T10"> with might and main</text:span><text:bookmark text:name="fref_f93032ad_87"/><text:a xlink:type="simple" xlink:href="https://www.al-islam.org/history-muslim-philosophy-volume-1-book-2/chapter-8-ethical-teachings-quran#f_f93032ad_87" text:style-name="Internet_20_link" text:visited-style-name="Visited_20_Internet_20_Link"><text:span text:style-name="T59">87</text:span></text:a><text:span text:style-name="T10"> with wealth and their person,</text:span><text:bookmark text:name="fref_683db91e_88"/><text:a xlink:type="simple" xlink:href="https://www.al-islam.org/history-muslim-philosophy-volume-1-book-2/chapter-8-ethical-teachings-quran#f_683db91e_88" text:style-name="Internet_20_link" text:visited-style-name="Visited_20_Internet_20_Link"><text:span text:style-name="T59">88</text:span></text:a><text:span text:style-name="T10"> as they ought to strive,</text:span><text:bookmark text:name="fref_2220ac81_89"/><text:a xlink:type="simple" xlink:href="https://www.al-islam.org/history-muslim-philosophy-volume-1-book-2/chapter-8-ethical-teachings-quran#f_2220ac81_89" text:style-name="Internet_20_link" text:visited-style-name="Visited_20_Internet_20_Link"><text:span text:style-name="T59">89</text:span></text:a><text:span text:style-name="T10"> becomes their foremost duty so that tumult, oppression, and mischief should be totally eliminated from the world</text:span><text:bookmark text:name="fref_ad82b524_90"/><text:a xlink:type="simple" xlink:href="https://www.al-islam.org/history-muslim-philosophy-volume-1-book-2/chapter-8-ethical-teachings-quran#f_ad82b524_90" text:style-name="Internet_20_link" text:visited-style-name="Visited_20_Internet_20_Link"><text:span text:style-name="T59">90</text:span></text:a><text:span text:style-name="T10"> and there should be left no possibility for the aggressors to kindle the fire of war,</text:span><text:bookmark text:name="fref_4a130f16_91"/><text:a xlink:type="simple" xlink:href="https://www.al-islam.org/history-muslim-philosophy-volume-1-book-2/chapter-8-ethical-teachings-quran#f_4a130f16_91" text:style-name="Internet_20_link" text:visited-style-name="Visited_20_Internet_20_Link"><text:span text:style-name="T59">91</text:span></text:a><text:span text:style-name="T10"> to hinder men from the path of God,</text:span><text:bookmark text:name="fref_956d5cb9_92"/><text:a xlink:type="simple" xlink:href="https://www.al-islam.org/history-muslim-philosophy-volume-1-book-2/chapter-8-ethical-teachings-quran#f_956d5cb9_92" text:style-name="Internet_20_link" text:visited-style-name="Visited_20_Internet_20_Link"><text:span text:style-name="T59">92</text:span></text:a><text:span text:style-name="T10"> and to oppress people for professing a faith different from their own.</text:span><text:bookmark text:name="fref_f3a138e8_93"/><text:a xlink:type="simple" xlink:href="https://www.al-islam.org/history-muslim-philosophy-volume-1-book-2/chapter-8-ethical-teachings-quran#f_f3a138e8_93" text:style-name="Internet_20_link" text:visited-style-name="Visited_20_Internet_20_Link"><text:span text:style-name="T59">93</text:span></text:a></text:p>
      <text:p text:style-name="P34"><text:span text:style-name="T10">This struggle against the forces of evil and oppression demands that its participants must be characterized by perseverance, courage, fearlessness, and trust in God‑the moral qualities which are described by the Qur'an as characteristic of the righteous in the social context.</text:span><text:bookmark text:name="fref_0a982284_94"/><text:a xlink:type="simple" xlink:href="https://www.al-islam.org/history-muslim-philosophy-volume-1-book-2/chapter-8-ethical-teachings-quran#f_0a982284_94" text:style-name="Internet_20_link" text:visited-style-name="Visited_20_Internet_20_Link"><text:span text:style-name="T59">94</text:span></text:a><text:span text:style-name="T10"> Those who patiently per­severe in the path of righteousness will be in possession of a determining factor in all the affairs of this life</text:span><text:bookmark text:name="fref_a3a4eb7c_95"/><text:a xlink:type="simple" xlink:href="https://www.al-islam.org/history-muslim-philosophy-volume-1-book-2/chapter-8-ethical-teachings-quran#f_a3a4eb7c_95" text:style-name="Internet_20_link" text:visited-style-name="Visited_20_Internet_20_Link"><text:span text:style-name="T59">95</text:span></text:a><text:span text:style-name="T10"> and will be above trivial weaknesses.</text:span><text:bookmark text:name="fref_d7d42284_96"/><text:a xlink:type="simple" xlink:href="https://www.al-islam.org/history-muslim-philosophy-volume-1-book-2/chapter-8-ethical-teachings-quran#f_d7d42284_96" text:style-name="Internet_20_link" text:visited-style-name="Visited_20_Internet_20_Link"><text:span text:style-name="T59">96</text:span></text:a></text:p>
      <text:p text:style-name="P34"><text:span text:style-name="T10">Those who are firm and steadfast will never lose heart, nor weaken in will, nor give in before the enemy.</text:span><text:bookmark text:name="fref_87724c75_97"/><text:a xlink:type="simple" xlink:href="https://www.al-islam.org/history-muslim-philosophy-volume-1-book-2/chapter-8-ethical-teachings-quran#f_87724c75_97" text:style-name="Internet_20_link" text:visited-style-name="Visited_20_Internet_20_Link"><text:span text:style-name="T59">97</text:span></text:a><text:span text:style-name="T10"> A small band of steadfastly </text:span><text:soft-page-break/><text:span text:style-name="T10">persevering people often vanquish a big force.</text:span><text:bookmark text:name="fref_8aabe90c_98"/><text:a xlink:type="simple" xlink:href="https://www.al-islam.org/history-muslim-philosophy-volume-1-book-2/chapter-8-ethical-teachings-quran#f_8aabe90c_98" text:style-name="Internet_20_link" text:visited-style-name="Visited_20_Internet_20_Link"><text:span text:style-name="T59">98</text:span></text:a><text:span text:style-name="T10"> Similarly, trust in God is the moral quality of all believers.</text:span><text:bookmark text:name="fref_7c48d4dc_99"/><text:a xlink:type="simple" xlink:href="https://www.al-islam.org/history-muslim-philosophy-volume-1-book-2/chapter-8-ethical-teachings-quran#f_7c48d4dc_99" text:style-name="Internet_20_link" text:visited-style-name="Visited_20_Internet_20_Link"><text:span text:style-name="T59">99</text:span></text:a><text:span text:style-name="T10"> This quality does not involve any negation of planning in advance as is evident from the attitude of Jacob while advising his sons who were going to Egypt.</text:span><text:bookmark text:name="fref_4b0c9393_100"/><text:a xlink:type="simple" xlink:href="https://www.al-islam.org/history-muslim-philosophy-volume-1-book-2/chapter-8-ethical-teachings-quran#f_4b0c9393_100" text:style-name="Internet_20_link" text:visited-style-name="Visited_20_Internet_20_Link"><text:span text:style-name="T59">100</text:span></text:a><text:span text:style-name="T10"> After you have taken all possibilities into consideration and taken a decision, put your trust in God.</text:span><text:bookmark text:name="fref_28e313c9_101"/><text:a xlink:type="simple" xlink:href="https://www.al-islam.org/history-muslim-philosophy-volume-1-book-2/chapter-8-ethical-teachings-quran#f_28e313c9_101" text:style-name="Internet_20_link" text:visited-style-name="Visited_20_Internet_20_Link"><text:span text:style-name="T59">101</text:span></text:a></text:p>
      <text:h text:style-name="P2" text:outline-level="3"><text:bookmark text:name="truth-or-wisdom"/><text:a xlink:type="simple" xlink:href="https://www.al-islam.org/history-muslim-philosophy-volume-1-book-2/chapter-8-ethical-teachings-quran#truth-or-wisdom" office:name="truth-or-wisdom" text:style-name="Internet_20_link" text:visited-style-name="Visited_20_Internet_20_Link"><text:span text:style-name="T59">Truth or Wisdom</text:span></text:a></text:h>
      <text:p text:style-name="P34"><text:span text:style-name="T10">Wisdom as a human ideal stands for man's search for knowledge or truth. It is something which is distinguished from conjecture or imperfect knowledge</text:span><text:bookmark text:name="fref_206c3526_102"/><text:a xlink:type="simple" xlink:href="https://www.al-islam.org/history-muslim-philosophy-volume-1-book-2/chapter-8-ethical-teachings-quran#f_206c3526_102" text:style-name="Internet_20_link" text:visited-style-name="Visited_20_Internet_20_Link"><text:span text:style-name="T59">102</text:span></text:a><text:span text:style-name="T10"> and mere fancy.</text:span><text:bookmark text:name="fref_d25e0c22_103"/><text:a xlink:type="simple" xlink:href="https://www.al-islam.org/history-muslim-philosophy-volume-1-book-2/chapter-8-ethical-teachings-quran#f_d25e0c22_103" text:style-name="Internet_20_link" text:visited-style-name="Visited_20_Internet_20_Link"><text:span text:style-name="T59">103</text:span></text:a><text:span text:style-name="T10"> Different stories are related in the Qur'an,</text:span><text:bookmark text:name="fref_152d7815_104"/><text:a xlink:type="simple" xlink:href="https://www.al-islam.org/history-muslim-philosophy-volume-1-book-2/chapter-8-ethical-teachings-quran#f_152d7815_104" text:style-name="Internet_20_link" text:visited-style-name="Visited_20_Internet_20_Link"><text:span text:style-name="T59">104</text:span></text:a><text:span text:style-name="T10"> several similitudes</text:span><text:bookmark text:name="fref_dc55a0fb_105"/><text:a xlink:type="simple" xlink:href="https://www.al-islam.org/history-muslim-philosophy-volume-1-book-2/chapter-8-ethical-teachings-quran#f_dc55a0fb_105" text:style-name="Internet_20_link" text:visited-style-name="Visited_20_Internet_20_Link"><text:span text:style-name="T59">105</text:span></text:a><text:span text:style-name="T10"> and signs pointing to reality are detailed</text:span><text:bookmark text:name="fref_f54ee62a_106"/><text:a xlink:type="simple" xlink:href="https://www.al-islam.org/history-muslim-philosophy-volume-1-book-2/chapter-8-ethical-teachings-quran#f_f54ee62a_106" text:style-name="Internet_20_link" text:visited-style-name="Visited_20_Internet_20_Link"><text:span text:style-name="T59">106</text:span></text:a><text:span text:style-name="T10"> and explained,</text:span><text:bookmark text:name="fref_55ba36e0_107"/><text:a xlink:type="simple" xlink:href="https://www.al-islam.org/history-muslim-philosophy-volume-1-book-2/chapter-8-ethical-teachings-quran#f_55ba36e0_107" text:style-name="Internet_20_link" text:visited-style-name="Visited_20_Internet_20_Link"><text:span text:style-name="T59">107</text:span></text:a><text:span text:style-name="T10"> so that people may reflect and ponder over things.</text:span></text:p>
      <text:p text:style-name="P34"><text:span text:style-name="T10">It is the characteristic of the righteous that they not only celebrate the praises of God, standing, sitting, and lying down on their sides, but also contemplate and ponder over the different phenomena of nature.</text:span><text:bookmark text:name="fref_5e76fc4a_108"/><text:a xlink:type="simple" xlink:href="https://www.al-islam.org/history-muslim-philosophy-volume-1-book-2/chapter-8-ethical-teachings-quran#f_5e76fc4a_108" text:style-name="Internet_20_link" text:visited-style-name="Visited_20_Internet_20_Link"><text:span text:style-name="T59">108</text:span></text:a><text:span text:style-name="T10"> The people are, therefore, advised repeatedly to look at and observe the phenomena of nature, pondering over everything in creation to arrive at the truth.</text:span><text:bookmark text:name="fref_cb4a45e4_109"/><text:a xlink:type="simple" xlink:href="https://www.al-islam.org/history-muslim-philosophy-volume-1-book-2/chapter-8-ethical-teachings-quran#f_cb4a45e4_109" text:style-name="Internet_20_link" text:visited-style-name="Visited_20_Internet_20_Link"><text:span text:style-name="T59">109</text:span></text:a></text:p>
      <text:p text:style-name="P34"><text:span text:style-name="T10">None can grasp the message of revelation except men of understanding and those firmly grounded in knowledge.</text:span><text:bookmark text:name="fref_97e49f3d_110"/><text:a xlink:type="simple" xlink:href="https://www.al-islam.org/history-muslim-philosophy-volume-1-book-2/chapter-8-ethical-teachings-quran#f_97e49f3d_110" text:style-name="Internet_20_link" text:visited-style-name="Visited_20_Internet_20_Link"><text:span text:style-name="T59">110</text:span></text:a><text:span text:style-name="T10"> Lack of true knowledge leads people to revile the true God,</text:span><text:bookmark text:name="fref_101b1546_111"/><text:a xlink:type="simple" xlink:href="https://www.al-islam.org/history-muslim-philosophy-volume-1-book-2/chapter-8-ethical-teachings-quran#f_101b1546_111" text:style-name="Internet_20_link" text:visited-style-name="Visited_20_Internet_20_Link"><text:span text:style-name="T59">111</text:span></text:a><text:span text:style-name="T10"> invent lies against Him, and worship other gods besides Him.</text:span><text:bookmark text:name="fref_aca2fdd9_112"/><text:a xlink:type="simple" xlink:href="https://www.al-islam.org/history-muslim-philosophy-volume-1-book-2/chapter-8-ethical-teachings-quran#f_aca2fdd9_112" text:style-name="Internet_20_link" text:visited-style-name="Visited_20_Internet_20_Link"><text:span text:style-name="T59">112</text:span></text:a><text:span text:style-name="T10"> The only safety lies in following the revelation which is replete with the </text:span><text:soft-page-break/><text:span text:style-name="T10">knowledge of God.</text:span><text:bookmark text:name="fref_015e443f_113"/><text:a xlink:type="simple" xlink:href="https://www.al-islam.org/history-muslim-philosophy-volume-1-book-2/chapter-8-ethical-teachings-quran#f_015e443f_113" text:style-name="Internet_20_link" text:visited-style-name="Visited_20_Internet_20_Link"><text:span text:style-name="T59">113</text:span></text:a><text:span text:style-name="T10"> Whosoever has been given knowledge has indeed been given abundant good.</text:span><text:bookmark text:name="fref_37049d1e_114"/><text:a xlink:type="simple" xlink:href="https://www.al-islam.org/history-muslim-philosophy-volume-1-book-2/chapter-8-ethical-teachings-quran#f_37049d1e_114" text:style-name="Internet_20_link" text:visited-style-name="Visited_20_Internet_20_Link"><text:span text:style-name="T59">114</text:span></text:a></text:p>
      <text:p text:style-name="P34"><text:span text:style-name="T10">Those who dispute wrongly about God are the ones who are without knowledge, without guidance, and without a book of enlightenment.</text:span><text:bookmark text:name="fref_bc8d6f9d_115"/><text:a xlink:type="simple" xlink:href="https://www.al-islam.org/history-muslim-philosophy-volume-1-book-2/chapter-8-ethical-teachings-quran#f_bc8d6f9d_115" text:style-name="Internet_20_link" text:visited-style-name="Visited_20_Internet_20_Link"><text:span text:style-name="T59">115</text:span></text:a><text:span text:style-name="T10"> Only those people will be promoted to suitable ranks and degrees who have faith and are possessed of knowledge,</text:span><text:bookmark text:name="fref_f786b9bc_116"/><text:a xlink:type="simple" xlink:href="https://www.al-islam.org/history-muslim-philosophy-volume-1-book-2/chapter-8-ethical-teachings-quran#f_f786b9bc_116" text:style-name="Internet_20_link" text:visited-style-name="Visited_20_Internet_20_Link"><text:span text:style-name="T59">116</text:span></text:a><text:span text:style-name="T10"> and only those who have knowledge really fear God and tread the path of righteousness.</text:span><text:bookmark text:name="fref_fb22ea00_117"/><text:a xlink:type="simple" xlink:href="https://www.al-islam.org/history-muslim-philosophy-volume-1-book-2/chapter-8-ethical-teachings-quran#f_fb22ea00_117" text:style-name="Internet_20_link" text:visited-style-name="Visited_20_Internet_20_Link"><text:span text:style-name="T59">117</text:span></text:a></text:p>
      <text:p text:style-name="P34"><text:span text:style-name="T10">When Solomon asked the people of his Court who would be able to bring the throne of the Queen of Sheba, it was only the one possessed of knowledge who offered himself to bring it and later actually did baring it.</text:span><text:bookmark text:name="fref_b1bceb18_118"/><text:a xlink:type="simple" xlink:href="https://www.al-islam.org/history-muslim-philosophy-volume-1-book-2/chapter-8-ethical-teachings-quran#f_b1bceb18_118" text:style-name="Internet_20_link" text:visited-style-name="Visited_20_Internet_20_Link"><text:span text:style-name="T59">118</text:span></text:a></text:p>
      <text:p text:style-name="P34"><text:span text:style-name="T10">The Qur'an advises the Holy Prophet to pray for advance in knowledge.</text:span><text:bookmark text:name="fref_84400d28_119"/><text:a xlink:type="simple" xlink:href="https://www.al-islam.org/history-muslim-philosophy-volume-1-book-2/chapter-8-ethical-teachings-quran#f_84400d28_119" text:style-name="Internet_20_link" text:visited-style-name="Visited_20_Internet_20_Link"><text:span text:style-name="T59">119</text:span></text:a><text:span text:style-name="T10"> The mysterious teacher of Moses who tried to help him have a glimpse of the working of the unseen had knowledge proceeding from God, i.e., `ilm al ­ladunni.</text:span><text:bookmark text:name="fref_a3dfac8f_120"/><text:a xlink:type="simple" xlink:href="https://www.al-islam.org/history-muslim-philosophy-volume-1-book-2/chapter-8-ethical-teachings-quran#f_a3dfac8f_120" text:style-name="Internet_20_link" text:visited-style-name="Visited_20_Internet_20_Link"><text:span text:style-name="T59">120</text:span></text:a><text:span text:style-name="T10"> Saul (Jalut) was appointed king of the Israelities because he was gifted by God abundantly with knowledge and bodily prowess.</text:span><text:bookmark text:name="fref_7e577763_121"/><text:a xlink:type="simple" xlink:href="https://www.al-islam.org/history-muslim-philosophy-volume-1-book-2/chapter-8-ethical-teachings-quran#f_7e577763_121" text:style-name="Internet_20_link" text:visited-style-name="Visited_20_Internet_20_Link"><text:span text:style-name="T59">121</text:span></text:a><text:span text:style-name="T10"> Noah, David, and Solomon possessed knowledge</text:span><text:bookmark text:name="fref_707c7f8a_122"/><text:a xlink:type="simple" xlink:href="https://www.al-islam.org/history-muslim-philosophy-volume-1-book-2/chapter-8-ethical-teachings-quran#f_707c7f8a_122" text:style-name="Internet_20_link" text:visited-style-name="Visited_20_Internet_20_Link"><text:span text:style-name="T59">122</text:span></text:a><text:span text:style-name="T10"> and judgment.</text:span><text:bookmark text:name="fref_00bcea98_123"/><text:a xlink:type="simple" xlink:href="https://www.al-islam.org/history-muslim-philosophy-volume-1-book-2/chapter-8-ethical-teachings-quran#f_00bcea98_123" text:style-name="Internet_20_link" text:visited-style-name="Visited_20_Internet_20_Link"><text:span text:style-name="T59">123</text:span></text:a><text:span text:style-name="T10"> Jacob had a lot of knowledge and experience;</text:span><text:bookmark text:name="fref_556b64ce_124"/><text:a xlink:type="simple" xlink:href="https://www.al-islam.org/history-muslim-philosophy-volume-1-book-2/chapter-8-ethical-teachings-quran#f_556b64ce_124" text:style-name="Internet_20_link" text:visited-style-name="Visited_20_Internet_20_Link"><text:span text:style-name="T59">124</text:span></text:a><text:span text:style-name="T10"> Joseph possessed abundant power and know­ledge,</text:span><text:bookmark text:name="fref_1404bce3_125"/><text:a xlink:type="simple" xlink:href="https://www.al-islam.org/history-muslim-philosophy-volume-1-book-2/chapter-8-ethical-teachings-quran#f_1404bce3_125" text:style-name="Internet_20_link" text:visited-style-name="Visited_20_Internet_20_Link"><text:span text:style-name="T59">125</text:span></text:a><text:span text:style-name="T10"> and so also was Moses given wisdom and knowledge.</text:span><text:bookmark text:name="fref_707c7f8a_126"/><text:a xlink:type="simple" xlink:href="https://www.al-islam.org/history-muslim-philosophy-volume-1-book-2/chapter-8-ethical-teachings-quran#f_707c7f8a_126" text:style-name="Internet_20_link" text:visited-style-name="Visited_20_Internet_20_Link"><text:span text:style-name="T59">126</text:span></text:a></text:p>
      <text:p text:style-name="P34"><text:span text:style-name="T10">It was through knowledge and reflection on the phenomena of nature, the heaven and the earth, that Abraham was able to arrive </text:span><text:soft-page-break/><text:span text:style-name="T10">at the ultimate truth.</text:span><text:bookmark text:name="fref_5a2cf68e_127"/><text:a xlink:type="simple" xlink:href="https://www.al-islam.org/history-muslim-philosophy-volume-1-book-2/chapter-8-ethical-teachings-quran#f_5a2cf68e_127" text:style-name="Internet_20_link" text:visited-style-name="Visited_20_Internet_20_Link"><text:span text:style-name="T59">127</text:span></text:a><text:span text:style-name="T10"> It was through his personal experience and knowledge that Joseph refused to follow the path of the unbelievers and adopted the path of Abraham.</text:span><text:bookmark text:name="fref_cb04e782_128"/><text:a xlink:type="simple" xlink:href="https://www.al-islam.org/history-muslim-philosophy-volume-1-book-2/chapter-8-ethical-teachings-quran#f_cb04e782_128" text:style-name="Internet_20_link" text:visited-style-name="Visited_20_Internet_20_Link"><text:span text:style-name="T59">128</text:span></text:a></text:p>
      <text:h text:style-name="P2" text:outline-level="3"><text:bookmark text:name="justice"/><text:a xlink:type="simple" xlink:href="https://www.al-islam.org/history-muslim-philosophy-volume-1-book-2/chapter-8-ethical-teachings-quran#justice" office:name="justice" text:style-name="Internet_20_link" text:visited-style-name="Visited_20_Internet_20_Link"><text:span text:style-name="T59">Justice</text:span></text:a></text:h>
      <text:p text:style-name="P34"><text:span text:style-name="T10">Justice is a divine attribute and the Qur'an emphasizes that we should adopt it as a moral ideal. God commands people to be just towards one another</text:span><text:bookmark text:name="fref_9c63c1b9_129"/><text:a xlink:type="simple" xlink:href="https://www.al-islam.org/history-muslim-philosophy-volume-1-book-2/chapter-8-ethical-teachings-quran#f_9c63c1b9_129" text:style-name="Internet_20_link" text:visited-style-name="Visited_20_Internet_20_Link"><text:span text:style-name="T59">129</text:span></text:a><text:span text:style-name="T10"> and, in judging between man and man, to judge justly,</text:span><text:bookmark text:name="fref_a492b670_130"/><text:a xlink:type="simple" xlink:href="https://www.al-islam.org/history-muslim-philosophy-volume-1-book-2/chapter-8-ethical-teachings-quran#f_a492b670_130" text:style-name="Internet_20_link" text:visited-style-name="Visited_20_Internet_20_Link"><text:span text:style-name="T59">130</text:span></text:a><text:span text:style-name="T10"> for He loves those who judge equitably.</text:span><text:bookmark text:name="fref_4bd44cb5_131"/><text:a xlink:type="simple" xlink:href="https://www.al-islam.org/history-muslim-philosophy-volume-1-book-2/chapter-8-ethical-teachings-quran#f_4bd44cb5_131" text:style-name="Internet_20_link" text:visited-style-name="Visited_20_Internet_20_Link"><text:span text:style-name="T59">131</text:span></text:a><text:span text:style-name="T10"> All believers stand firmly for justice even if it goes against themselves, their parents, their kith and kin, without any distinction of rich and poor.</text:span><text:bookmark text:name="fref_9313223a_132"/><text:a xlink:type="simple" xlink:href="https://www.al-islam.org/history-muslim-philosophy-volume-1-book-2/chapter-8-ethical-teachings-quran#f_9313223a_132" text:style-name="Internet_20_link" text:visited-style-name="Visited_20_Internet_20_Link"><text:span text:style-name="T59">132</text:span></text:a></text:p>
      <text:p text:style-name="P34"><text:span text:style-name="T10">God's Revelation itself is an embodiment of truth and justice;</text:span><text:bookmark text:name="fref_5c935f93_133"/><text:a xlink:type="simple" xlink:href="https://www.al-islam.org/history-muslim-philosophy-volume-1-book-2/chapter-8-ethical-teachings-quran#f_5c935f93_133" text:style-name="Internet_20_link" text:visited-style-name="Visited_20_Internet_20_Link"><text:span text:style-name="T59">133</text:span></text:a><text:span text:style-name="T10"> it is revealed with the Balance (of right and wrong) so that people may stand forth for justice.</text:span><text:bookmark text:name="fref_1026af79_134"/><text:a xlink:type="simple" xlink:href="https://www.al-islam.org/history-muslim-philosophy-volume-1-book-2/chapter-8-ethical-teachings-quran#f_1026af79_134" text:style-name="Internet_20_link" text:visited-style-name="Visited_20_Internet_20_Link"><text:span text:style-name="T59">134</text:span></text:a><text:span text:style-name="T10"> The value of justice is absolute and morally binding and the believers are, therefore, warned that they should not let the hatred of some people lead them to transgress the limits of justice</text:span><text:bookmark text:name="fref_37060795_135"/><text:a xlink:type="simple" xlink:href="https://www.al-islam.org/history-muslim-philosophy-volume-1-book-2/chapter-8-ethical-teachings-quran#f_37060795_135" text:style-name="Internet_20_link" text:visited-style-name="Visited_20_Internet_20_Link"><text:span text:style-name="T59">135</text:span></text:a><text:span text:style-name="T10"> or make them depart from the ideal of justice, for justice is very near to piety and righteousness.</text:span><text:bookmark text:name="fref_a2082b54_136"/><text:a xlink:type="simple" xlink:href="https://www.al-islam.org/history-muslim-philosophy-volume-1-book-2/chapter-8-ethical-teachings-quran#f_a2082b54_136" text:style-name="Internet_20_link" text:visited-style-name="Visited_20_Internet_20_Link"><text:span text:style-name="T59">136</text:span></text:a></text:p>
      <text:p text:style-name="P34"><text:span text:style-name="T10">Justice demands that people should be true in word and deed,</text:span><text:bookmark text:name="fref_e96a9180_137"/><text:a xlink:type="simple" xlink:href="https://www.al-islam.org/history-muslim-philosophy-volume-1-book-2/chapter-8-ethical-teachings-quran#f_e96a9180_137" text:style-name="Internet_20_link" text:visited-style-name="Visited_20_Internet_20_Link"><text:span text:style-name="T59">137</text:span></text:a><text:span text:style-name="T10"> faithfully observe the contracts which they have made</text:span><text:bookmark text:name="fref_aafa4964_138"/><text:a xlink:type="simple" xlink:href="https://www.al-islam.org/history-muslim-philosophy-volume-1-book-2/chapter-8-ethical-teachings-quran#f_aafa4964_138" text:style-name="Internet_20_link" text:visited-style-name="Visited_20_Internet_20_Link"><text:span text:style-name="T59">138</text:span></text:a><text:span text:style-name="T10"> and fulfil all obligations.</text:span><text:bookmark text:name="fref_f04b63de_139"/><text:a xlink:type="simple" xlink:href="https://www.al-islam.org/history-muslim-philosophy-volume-1-book-2/chapter-8-ethical-teachings-quran#f_f04b63de_139" text:style-name="Internet_20_link" text:visited-style-name="Visited_20_Internet_20_Link"><text:span text:style-name="T59">139</text:span></text:a><text:span text:style-name="T10"> When Muslims enter into treaties with people of other faiths, they must fulfil their engagements to the end and be true to them, for that is the demand of righteousness.</text:span><text:bookmark text:name="fref_a6dc03d9_140"/><text:a xlink:type="simple" xlink:href="https://www.al-islam.org/history-muslim-philosophy-volume-1-book-2/chapter-8-ethical-teachings-quran#f_a6dc03d9_140" text:style-name="Internet_20_link" text:visited-style-name="Visited_20_Internet_20_Link"><text:span text:style-name="T59">140</text:span></text:a><text:span text:style-name="T10"> They are also advised to establish the </text:span><text:soft-page-break/><text:span text:style-name="T10">system of weights with justice and not to skimp in the balance</text:span><text:bookmark text:name="fref_f4648f6e_141"/><text:a xlink:type="simple" xlink:href="https://www.al-islam.org/history-muslim-philosophy-volume-1-book-2/chapter-8-ethical-teachings-quran#f_f4648f6e_141" text:style-name="Internet_20_link" text:visited-style-name="Visited_20_Internet_20_Link"><text:span text:style-name="T59">141</text:span></text:a><text:span text:style-name="T10"> and cause thereby a loss to others by fraud, and unjustly withhold from others what is due to them,</text:span><text:bookmark text:name="fref_24608084_142"/><text:a xlink:type="simple" xlink:href="https://www.al-islam.org/history-muslim-philosophy-volume-1-book-2/chapter-8-ethical-teachings-quran#f_24608084_142" text:style-name="Internet_20_link" text:visited-style-name="Visited_20_Internet_20_Link"><text:span text:style-name="T59">142</text:span></text:a><text:span text:style-name="T10"> for that would lead to the spread of evil and mischief on the earth.</text:span><text:bookmark text:name="fref_625740e2_143"/><text:a xlink:type="simple" xlink:href="https://www.al-islam.org/history-muslim-philosophy-volume-1-book-2/chapter-8-ethical-teachings-quran#f_625740e2_143" text:style-name="Internet_20_link" text:visited-style-name="Visited_20_Internet_20_Link"><text:span text:style-name="T59">143</text:span></text:a></text:p>
      <text:h text:style-name="P2" text:outline-level="3"><text:bookmark text:name="love"/><text:a xlink:type="simple" xlink:href="https://www.al-islam.org/history-muslim-philosophy-volume-1-book-2/chapter-8-ethical-teachings-quran#love" office:name="love" text:style-name="Internet_20_link" text:visited-style-name="Visited_20_Internet_20_Link"><text:span text:style-name="T59">Love</text:span></text:a></text:h>
      <text:p text:style-name="P34"><text:span text:style-name="T10">Love as a human ideal demands that man should love God as the complete embodiment of all moral values above everything else.</text:span><text:bookmark text:name="fref_112243a0_144"/><text:a xlink:type="simple" xlink:href="https://www.al-islam.org/history-muslim-philosophy-volume-1-book-2/chapter-8-ethical-teachings-quran#f_112243a0_144" text:style-name="Internet_20_link" text:visited-style-name="Visited_20_Internet_20_Link"><text:span text:style-name="T59">144</text:span></text:a><text:span text:style-name="T10"> It demands that man should be kind and loving to parents,</text:span><text:bookmark text:name="fref_42bd94a3_145"/><text:a xlink:type="simple" xlink:href="https://www.al-islam.org/history-muslim-philosophy-volume-1-book-2/chapter-8-ethical-teachings-quran#f_42bd94a3_145" text:style-name="Internet_20_link" text:visited-style-name="Visited_20_Internet_20_Link"><text:span text:style-name="T59">145</text:span></text:a><text:span text:style-name="T10"> especially to the mother who bore him in pain and gave birth to him in travail.</text:span><text:bookmark text:name="fref_f6e9bf50_146"/><text:a xlink:type="simple" xlink:href="https://www.al-islam.org/history-muslim-philosophy-volume-1-book-2/chapter-8-ethical-teachings-quran#f_f6e9bf50_146" text:style-name="Internet_20_link" text:visited-style-name="Visited_20_Internet_20_Link"><text:span text:style-name="T59">146</text:span></text:a><text:span text:style-name="T10"> This obligation of loving kindness is further broadened to include kindred, orphans, those in need, neighbours who are near and neighbours who are strangers, and the wayfarers.</text:span><text:bookmark text:name="fref_35e0cd39_147"/><text:a xlink:type="simple" xlink:href="https://www.al-islam.org/history-muslim-philosophy-volume-1-book-2/chapter-8-ethical-teachings-quran#f_35e0cd39_147" text:style-name="Internet_20_link" text:visited-style-name="Visited_20_Internet_20_Link"><text:span text:style-name="T59">147</text:span></text:a></text:p>
      <text:p text:style-name="P34"><text:span text:style-name="T10">Righteousness is to spend a part of our substance out of love for God, for kin, for orphans, for the needy, for the wayfarer,</text:span><text:bookmark text:name="fref_99106901_148"/><text:a xlink:type="simple" xlink:href="https://www.al-islam.org/history-muslim-philosophy-volume-1-book-2/chapter-8-ethical-teachings-quran#f_99106901_148" text:style-name="Internet_20_link" text:visited-style-name="Visited_20_Internet_20_Link"><text:span text:style-name="T59">148</text:span></text:a><text:span text:style-name="T10"> and for the indigent.</text:span><text:bookmark text:name="fref_3eb1a670_149"/><text:a xlink:type="simple" xlink:href="https://www.al-islam.org/history-muslim-philosophy-volume-1-book-2/chapter-8-ethical-teachings-quran#f_3eb1a670_149" text:style-name="Internet_20_link" text:visited-style-name="Visited_20_Internet_20_Link"><text:span text:style-name="T59">149</text:span></text:a><text:span text:style-name="T10"> The Holy Prophet who is a mercy to believers</text:span><text:bookmark text:name="fref_73a13ea9_150"/><text:a xlink:type="simple" xlink:href="https://www.al-islam.org/history-muslim-philosophy-volume-1-book-2/chapter-8-ethical-teachings-quran#f_73a13ea9_150" text:style-name="Internet_20_link" text:visited-style-name="Visited_20_Internet_20_Link"><text:span text:style-name="T59">150</text:span></text:a><text:span text:style-name="T10"> and mercy to all creatures</text:span><text:bookmark text:name="fref_fdcb0bbc_151"/><text:a xlink:type="simple" xlink:href="https://www.al-islam.org/history-muslim-philosophy-volume-1-book-2/chapter-8-ethical-teachings-quran#f_fdcb0bbc_151" text:style-name="Internet_20_link" text:visited-style-name="Visited_20_Internet_20_Link"><text:span text:style-name="T59">151</text:span></text:a><text:span text:style-name="T10"> always dealt gently with people.</text:span><text:bookmark text:name="fref_28e313c9_152"/><text:a xlink:type="simple" xlink:href="https://www.al-islam.org/history-muslim-philosophy-volume-1-book-2/chapter-8-ethical-teachings-quran#f_28e313c9_152" text:style-name="Internet_20_link" text:visited-style-name="Visited_20_Internet_20_Link"><text:span text:style-name="T59">152</text:span></text:a><text:span text:style-name="T10"> Moses was advised by God to speak to Pharaoh mildly and gently.</text:span><text:bookmark text:name="fref_d5879794_153"/><text:a xlink:type="simple" xlink:href="https://www.al-islam.org/history-muslim-philosophy-volume-1-book-2/chapter-8-ethical-teachings-quran#f_d5879794_153" text:style-name="Internet_20_link" text:visited-style-name="Visited_20_Internet_20_Link"><text:span text:style-name="T59">153</text:span></text:a></text:p>
      <text:p text:style-name="P34"><text:span text:style-name="T10">It is one of the characteristics of the believers that they are compassionate and loving to one another;</text:span><text:bookmark text:name="fref_e47ba1b1_154"/><text:a xlink:type="simple" xlink:href="https://www.al-islam.org/history-muslim-philosophy-volume-1-book-2/chapter-8-ethical-teachings-quran#f_e47ba1b1_154" text:style-name="Internet_20_link" text:visited-style-name="Visited_20_Internet_20_Link"><text:span text:style-name="T59">154</text:span></text:a><text:span text:style-name="T10"> they walk on the earth in humility, and hold to forgiveness;</text:span><text:bookmark text:name="fref_b8413281_155"/><text:a xlink:type="simple" xlink:href="https://www.al-islam.org/history-muslim-philosophy-volume-1-book-2/chapter-8-ethical-teachings-quran#f_b8413281_155" text:style-name="Internet_20_link" text:visited-style-name="Visited_20_Internet_20_Link"><text:span text:style-name="T59">155</text:span></text:a><text:span text:style-name="T10"> they are friendly to others,</text:span><text:bookmark text:name="fref_06bf6ed0_156"/><text:a xlink:type="simple" xlink:href="https://www.al-islam.org/history-muslim-philosophy-volume-1-book-2/chapter-8-ethical-teachings-quran#f_06bf6ed0_156" text:style-name="Internet_20_link" text:visited-style-name="Visited_20_Internet_20_Link"><text:span text:style-name="T59">156</text:span></text:a><text:span text:style-name="T10"> and forgive and overlook their faults,</text:span><text:bookmark text:name="fref_f8abfc6b_157"/><text:a xlink:type="simple" xlink:href="https://www.al-islam.org/history-muslim-philosophy-volume-1-book-2/chapter-8-ethical-teachings-quran#f_f8abfc6b_157" text:style-name="Internet_20_link" text:visited-style-name="Visited_20_Internet_20_Link"><text:span text:style-name="T59">157</text:span></text:a><text:span text:style-name="T10"> even though they are in anger.</text:span><text:bookmark text:name="fref_4266d7fc_158"/><text:a xlink:type="simple" xlink:href="https://www.al-islam.org/history-muslim-philosophy-volume-1-book-2/chapter-8-ethical-teachings-quran#f_4266d7fc_158" text:style-name="Internet_20_link" text:visited-style-name="Visited_20_Internet_20_Link"><text:span text:style-name="T59">158</text:span></text:a></text:p>
      <text:h text:style-name="P2" text:outline-level="3"><text:bookmark text:name="goodness"/><text:soft-page-break/><text:a xlink:type="simple" xlink:href="https://www.al-islam.org/history-muslim-philosophy-volume-1-book-2/chapter-8-ethical-teachings-quran#goodness" office:name="goodness" text:style-name="Internet_20_link" text:visited-style-name="Visited_20_Internet_20_Link"><text:span text:style-name="T59">Goodness</text:span></text:a></text:h>
      <text:p text:style-name="P34"><text:span text:style-name="T10">Goodness is an attribute of God</text:span><text:bookmark text:name="fref_e5343541_159"/><text:a xlink:type="simple" xlink:href="https://www.al-islam.org/history-muslim-philosophy-volume-1-book-2/chapter-8-ethical-teachings-quran#f_e5343541_159" text:style-name="Internet_20_link" text:visited-style-name="Visited_20_Internet_20_Link"><text:span text:style-name="T59">159</text:span></text:a><text:span text:style-name="T10"> and, therefore, it becomes the duty of every person to obey his own impulse to good.</text:span><text:bookmark text:name="fref_bf745fbf_160"/><text:a xlink:type="simple" xlink:href="https://www.al-islam.org/history-muslim-philosophy-volume-1-book-2/chapter-8-ethical-teachings-quran#f_bf745fbf_160" text:style-name="Internet_20_link" text:visited-style-name="Visited_20_Internet_20_Link"><text:span text:style-name="T59">160</text:span></text:a><text:span text:style-name="T10"> He should do good as God has been good to all</text:span><text:bookmark text:name="fref_b1c847fc_161"/><text:a xlink:type="simple" xlink:href="https://www.al-islam.org/history-muslim-philosophy-volume-1-book-2/chapter-8-ethical-teachings-quran#f_b1c847fc_161" text:style-name="Internet_20_link" text:visited-style-name="Visited_20_Internet_20_Link"><text:span text:style-name="T59">161</text:span></text:a><text:span text:style-name="T10"> and love those who do good.</text:span><text:bookmark text:name="fref_bc018dab_162"/><text:a xlink:type="simple" xlink:href="https://www.al-islam.org/history-muslim-philosophy-volume-1-book-2/chapter-8-ethical-teachings-quran#f_bc018dab_162" text:style-name="Internet_20_link" text:visited-style-name="Visited_20_Internet_20_Link"><text:span text:style-name="T59">162</text:span></text:a><text:span text:style-name="T10"> Believers hasten in every good work.</text:span><text:bookmark text:name="fref_6beeda08_163"/><text:a xlink:type="simple" xlink:href="https://www.al-islam.org/history-muslim-philosophy-volume-1-book-2/chapter-8-ethical-teachings-quran#f_6beeda08_163" text:style-name="Internet_20_link" text:visited-style-name="Visited_20_Internet_20_Link"><text:span text:style-name="T59">163</text:span></text:a></text:p>
      <text:p text:style-name="P34"><text:span text:style-name="T10">As all prophets were quick in emulating good works,</text:span><text:bookmark text:name="fref_7794c7e6_164"/><text:a xlink:type="simple" xlink:href="https://www.al-islam.org/history-muslim-philosophy-volume-1-book-2/chapter-8-ethical-teachings-quran#f_7794c7e6_164" text:style-name="Internet_20_link" text:visited-style-name="Visited_20_Internet_20_Link"><text:span text:style-name="T59">164</text:span></text:a><text:span text:style-name="T10"> so all people are advised to strive together (as in a race) towards all that is good</text:span><text:bookmark text:name="fref_38d887be_165"/><text:a xlink:type="simple" xlink:href="https://www.al-islam.org/history-muslim-philosophy-volume-1-book-2/chapter-8-ethical-teachings-quran#f_38d887be_165" text:style-name="Internet_20_link" text:visited-style-name="Visited_20_Internet_20_Link"><text:span text:style-name="T59">165</text:span></text:a><text:span text:style-name="T10"> and virtuous.</text:span><text:bookmark text:name="fref_6559b0f1_166"/><text:a xlink:type="simple" xlink:href="https://www.al-islam.org/history-muslim-philosophy-volume-1-book-2/chapter-8-ethical-teachings-quran#f_6559b0f1_166" text:style-name="Internet_20_link" text:visited-style-name="Visited_20_Internet_20_Link"><text:span text:style-name="T59">166</text:span></text:a><text:span text:style-name="T10"> Truly did Solomon love the love of good with a view to glorifying the Lord.</text:span><text:bookmark text:name="fref_5dd99a2b_167"/><text:a xlink:type="simple" xlink:href="https://www.al-islam.org/history-muslim-philosophy-volume-1-book-2/chapter-8-ethical-teachings-quran#f_5dd99a2b_167" text:style-name="Internet_20_link" text:visited-style-name="Visited_20_Internet_20_Link"><text:span text:style-name="T59">167</text:span></text:a></text:p>
      <text:p text:style-name="P34"><text:span text:style-name="T10">All good things are for the believers;</text:span><text:bookmark text:name="fref_d7ac79fb_168"/><text:a xlink:type="simple" xlink:href="https://www.al-islam.org/history-muslim-philosophy-volume-1-book-2/chapter-8-ethical-teachings-quran#f_d7ac79fb_168" text:style-name="Internet_20_link" text:visited-style-name="Visited_20_Internet_20_Link"><text:span text:style-name="T59">168</text:span></text:a><text:span text:style-name="T10"> goodly reward in the hereafter</text:span><text:bookmark text:name="fref_d4fde28a_169"/><text:a xlink:type="simple" xlink:href="https://www.al-islam.org/history-muslim-philosophy-volume-1-book-2/chapter-8-ethical-teachings-quran#f_d4fde28a_169" text:style-name="Internet_20_link" text:visited-style-name="Visited_20_Internet_20_Link"><text:span text:style-name="T59">169</text:span></text:a><text:span text:style-name="T10"> and highest grace of God awaits those who are foremost in good deeds.</text:span><text:bookmark text:name="fref_2153882b_170"/><text:a xlink:type="simple" xlink:href="https://www.al-islam.org/history-muslim-philosophy-volume-1-book-2/chapter-8-ethical-teachings-quran#f_2153882b_170" text:style-name="Internet_20_link" text:visited-style-name="Visited_20_Internet_20_Link"><text:span text:style-name="T59">170</text:span></text:a><text:span text:style-name="T10"> Believers are advised to repel evil with what is better, for thereby enmity will change into warm friendship.</text:span><text:bookmark text:name="fref_d7c27971_171"/><text:a xlink:type="simple" xlink:href="https://www.al-islam.org/history-muslim-philosophy-volume-1-book-2/chapter-8-ethical-teachings-quran#f_d7c27971_171" text:style-name="Internet_20_link" text:visited-style-name="Visited_20_Internet_20_Link"><text:span text:style-name="T59">171</text:span></text:a></text:p>
      <text:h text:style-name="P2" text:outline-level="3"><text:bookmark text:name="beauty"/><text:a xlink:type="simple" xlink:href="https://www.al-islam.org/history-muslim-philosophy-volume-1-book-2/chapter-8-ethical-teachings-quran#beauty" office:name="beauty" text:style-name="Internet_20_link" text:visited-style-name="Visited_20_Internet_20_Link"><text:span text:style-name="T59">Beauty</text:span></text:a></text:h>
      <text:p text:style-name="P34"><text:span text:style-name="T10">God possesses most beautiful names</text:span><text:bookmark text:name="fref_562956f7_172"/><text:a xlink:type="simple" xlink:href="https://www.al-islam.org/history-muslim-philosophy-volume-1-book-2/chapter-8-ethical-teachings-quran#f_562956f7_172" text:style-name="Internet_20_link" text:visited-style-name="Visited_20_Internet_20_Link"><text:span text:style-name="T59">172</text:span></text:a><text:span text:style-name="T10"> and highest excellence,</text:span><text:bookmark text:name="fref_c29aa698_173"/><text:a xlink:type="simple" xlink:href="https://www.al-islam.org/history-muslim-philosophy-volume-1-book-2/chapter-8-ethical-teachings-quran#f_c29aa698_173" text:style-name="Internet_20_link" text:visited-style-name="Visited_20_Internet_20_Link"><text:span text:style-name="T59">173</text:span></text:a><text:span text:style-name="T10"> and creates everything of great beauty.</text:span><text:bookmark text:name="fref_c23fc664_174"/><text:a xlink:type="simple" xlink:href="https://www.al-islam.org/history-muslim-philosophy-volume-1-book-2/chapter-8-ethical-teachings-quran#f_c23fc664_174" text:style-name="Internet_20_link" text:visited-style-name="Visited_20_Internet_20_Link"><text:span text:style-name="T59">174</text:span></text:a><text:span text:style-name="T10"> Man is created in the best of moulds</text:span><text:bookmark text:name="fref_285b971c_175"/><text:a xlink:type="simple" xlink:href="https://www.al-islam.org/history-muslim-philosophy-volume-1-book-2/chapter-8-ethical-teachings-quran#f_285b971c_175" text:style-name="Internet_20_link" text:visited-style-name="Visited_20_Internet_20_Link"><text:span text:style-name="T59">175</text:span></text:a><text:span text:style-name="T10"> and is given a most beautiful shape.</text:span><text:bookmark text:name="fref_d112b491_176"/><text:a xlink:type="simple" xlink:href="https://www.al-islam.org/history-muslim-philosophy-volume-1-book-2/chapter-8-ethical-teachings-quran#f_d112b491_176" text:style-name="Internet_20_link" text:visited-style-name="Visited_20_Internet_20_Link"><text:span text:style-name="T59">176</text:span></text:a></text:p>
      <text:p text:style-name="P34"><text:span text:style-name="T10">God has revealed the most beautiful message in the form of a book</text:span><text:bookmark text:name="fref_0ac533ca_177"/><text:a xlink:type="simple" xlink:href="https://www.al-islam.org/history-muslim-philosophy-volume-1-book-2/chapter-8-ethical-teachings-quran#f_0ac533ca_177" text:style-name="Internet_20_link" text:visited-style-name="Visited_20_Internet_20_Link"><text:span text:style-name="T59">177</text:span></text:a><text:span text:style-name="T10"> and given the best of explanations in the revealed books.</text:span><text:bookmark text:name="fref_0d7581b7_178"/><text:a xlink:type="simple" xlink:href="https://www.al-islam.org/history-muslim-philosophy-volume-1-book-2/chapter-8-ethical-teachings-quran#f_0d7581b7_178" text:style-name="Internet_20_link" text:visited-style-name="Visited_20_Internet_20_Link"><text:span text:style-name="T59">178</text:span></text:a><text:span text:style-name="T10"> We are, therefore, advised to follow the best of revelations from God.</text:span><text:bookmark text:name="fref_dbe8255c_179"/><text:a xlink:type="simple" xlink:href="https://www.al-islam.org/history-muslim-philosophy-volume-1-book-2/chapter-8-ethical-teachings-quran#f_dbe8255c_179" text:style-name="Internet_20_link" text:visited-style-name="Visited_20_Internet_20_Link"><text:span text:style-name="T59">179</text:span></text:a><text:span text:style-name="T10"> The Qur'an relates most beautiful </text:span><text:soft-page-break/><text:span text:style-name="T10">stories.</text:span><text:bookmark text:name="fref_7c7690fd_180"/><text:a xlink:type="simple" xlink:href="https://www.al-islam.org/history-muslim-philosophy-volume-1-book-2/chapter-8-ethical-teachings-quran#f_7c7690fd_180" text:style-name="Internet_20_link" text:visited-style-name="Visited_20_Internet_20_Link"><text:span text:style-name="T59">180</text:span></text:a><text:span text:style-name="T10"> The association of believers, prophets, sincere lovers of truth, witnesses (to the truths of religion in word and deed), and the righteous is a beautiful fellowship.</text:span><text:bookmark text:name="fref_f1a6c6a0_181"/><text:a xlink:type="simple" xlink:href="https://www.al-islam.org/history-muslim-philosophy-volume-1-book-2/chapter-8-ethical-teachings-quran#f_f1a6c6a0_181" text:style-name="Internet_20_link" text:visited-style-name="Visited_20_Internet_20_Link"><text:span text:style-name="T59">181</text:span></text:a></text:p>
      <text:p text:style-name="P34"><text:span text:style-name="T10">Who is better in speech than those who invite people to the ways of the good with wisdom and beautiful preaching and argue with them in ways that are best and most gracious</text:span><text:bookmark text:name="fref_c906c116_182"/><text:a xlink:type="simple" xlink:href="https://www.al-islam.org/history-muslim-philosophy-volume-1-book-2/chapter-8-ethical-teachings-quran#f_c906c116_182" text:style-name="Internet_20_link" text:visited-style-name="Visited_20_Internet_20_Link"><text:span text:style-name="T59">182</text:span></text:a><text:span text:style-name="T10"> and say only those things that are of supreme excellence ?</text:span><text:bookmark text:name="fref_528f5aad_183"/><text:a xlink:type="simple" xlink:href="https://www.al-islam.org/history-muslim-philosophy-volume-1-book-2/chapter-8-ethical-teachings-quran#f_528f5aad_183" text:style-name="Internet_20_link" text:visited-style-name="Visited_20_Internet_20_Link"><text:span text:style-name="T59">183</text:span></text:a><text:span text:style-name="T10"> The Qur'an exhorts people to adopt ways of the highest value, for God loves those who perform deeds of excellence,</text:span><text:bookmark text:name="fref_c92370fd_184"/><text:a xlink:type="simple" xlink:href="https://www.al-islam.org/history-muslim-philosophy-volume-1-book-2/chapter-8-ethical-teachings-quran#f_c92370fd_184" text:style-name="Internet_20_link" text:visited-style-name="Visited_20_Internet_20_Link"><text:span text:style-name="T59">184</text:span></text:a><text:span text:style-name="T10"> good‑will, and con­ciliation.</text:span><text:bookmark text:name="fref_70ba6558_185"/><text:a xlink:type="simple" xlink:href="https://www.al-islam.org/history-muslim-philosophy-volume-1-book-2/chapter-8-ethical-teachings-quran#f_70ba6558_185" text:style-name="Internet_20_link" text:visited-style-name="Visited_20_Internet_20_Link"><text:span text:style-name="T59">185</text:span></text:a></text:p>
      <text:p text:style-name="P34"><text:span text:style-name="T10">It advises people to return greetings with greetings of greater excellence</text:span><text:bookmark text:name="fref_f3145717_186"/><text:a xlink:type="simple" xlink:href="https://www.al-islam.org/history-muslim-philosophy-volume-1-book-2/chapter-8-ethical-teachings-quran#f_f3145717_186" text:style-name="Internet_20_link" text:visited-style-name="Visited_20_Internet_20_Link"><text:span text:style-name="T59">186</text:span></text:a><text:span text:style-name="T10"> and repel evil with that which is best,</text:span><text:bookmark text:name="fref_43240313_187"/><text:a xlink:type="simple" xlink:href="https://www.al-islam.org/history-muslim-philosophy-volume-1-book-2/chapter-8-ethical-teachings-quran#f_43240313_187" text:style-name="Internet_20_link" text:visited-style-name="Visited_20_Internet_20_Link"><text:span text:style-name="T59">187</text:span></text:a><text:span text:style-name="T10"> for thereby they will be adding to the beauty of their own souls.</text:span><text:bookmark text:name="fref_05ceddfe_188"/><text:a xlink:type="simple" xlink:href="https://www.al-islam.org/history-muslim-philosophy-volume-1-book-2/chapter-8-ethical-teachings-quran#f_05ceddfe_188" text:style-name="Internet_20_link" text:visited-style-name="Visited_20_Internet_20_Link"><text:span text:style-name="T59">188</text:span></text:a><text:span text:style-name="T10"> Patience is gracefu1</text:span><text:bookmark text:name="fref_2ea23b94_189"/><text:a xlink:type="simple" xlink:href="https://www.al-islam.org/history-muslim-philosophy-volume-1-book-2/chapter-8-ethical-teachings-quran#f_2ea23b94_189" text:style-name="Internet_20_link" text:visited-style-name="Visited_20_Internet_20_Link"><text:span text:style-name="T59">189</text:span></text:a><text:span text:style-name="T10"> and so are forgiveness and overlooking others faults.</text:span><text:bookmark text:name="fref_fdd499cc_190"/><text:a xlink:type="simple" xlink:href="https://www.al-islam.org/history-muslim-philosophy-volume-1-book-2/chapter-8-ethical-teachings-quran#f_fdd499cc_190" text:style-name="Internet_20_link" text:visited-style-name="Visited_20_Internet_20_Link"><text:span text:style-name="T59">190</text:span></text:a><text:span text:style-name="T10"> Those who perform beautiful deeds shall have the highest rewards in this world</text:span><text:bookmark text:name="fref_9b3bae41_191"/><text:a xlink:type="simple" xlink:href="https://www.al-islam.org/history-muslim-philosophy-volume-1-book-2/chapter-8-ethical-teachings-quran#f_9b3bae41_191" text:style-name="Internet_20_link" text:visited-style-name="Visited_20_Internet_20_Link"><text:span text:style-name="T59">191</text:span></text:a><text:span text:style-name="T10"> and their reward in the hereafter shall be still better</text:span><text:bookmark text:name="fref_76bfb83f_192"/><text:a xlink:type="simple" xlink:href="https://www.al-islam.org/history-muslim-philosophy-volume-1-book-2/chapter-8-ethical-teachings-quran#f_76bfb83f_192" text:style-name="Internet_20_link" text:visited-style-name="Visited_20_Internet_20_Link"><text:span text:style-name="T59">192</text:span></text:a><text:span text:style-name="T10"> when they shall enjoy the fairest of places for­ repose</text:span><text:bookmark text:name="fref_f0a79681_193"/><text:a xlink:type="simple" xlink:href="https://www.al-islam.org/history-muslim-philosophy-volume-1-book-2/chapter-8-ethical-teachings-quran#f_f0a79681_193" text:style-name="Internet_20_link" text:visited-style-name="Visited_20_Internet_20_Link"><text:span text:style-name="T59">193</text:span></text:a><text:span text:style-name="T10"> and be provided with excellent provisions.</text:span><text:bookmark text:name="fref_12d9cfb6_194"/><text:a xlink:type="simple" xlink:href="https://www.al-islam.org/history-muslim-philosophy-volume-1-book-2/chapter-8-ethical-teachings-quran#f_12d9cfb6_194" text:style-name="Internet_20_link" text:visited-style-name="Visited_20_Internet_20_Link"><text:span text:style-name="T59">194</text:span></text:a></text:p>
      <text:p text:style-name="P7"><text:span text:style-name="Citation"><text:span text:style-name="T36">_________________________________________________</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Noto Naskh Arabic" svg:font-family="'Noto Naskh Arabic', sans-serif"/>
    <style:font-face style:name="Open Sans" svg:font-family="'Open Sans', sans-serif"/>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7-02T22:33:02.587000000</dc:date>
    <meta:editing-duration>PT10M39S</meta:editing-duration>
    <meta:editing-cycles>2</meta:editing-cycles>
    <meta:document-statistic meta:table-count="0" meta:image-count="0" meta:object-count="0" meta:page-count="20" meta:paragraph-count="114" meta:word-count="4529" meta:character-count="26203" meta:non-whitespace-character-count="21780"/>
  </office:meta>
</office:document-meta>
</file>